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Arial3" svg:font-family="Arial"/>
    <style:font-face style:name="Courier 10 Pitch2" svg:font-family="'Courier 10 Pitch'"/>
    <style:font-face style:name="OpenSymbol" svg:font-family="OpenSymbol"/>
    <style:font-face style:name="Times1" svg:font-family="Times" style:font-adornments="Italic" style:font-family-generic="roman"/>
    <style:font-face style:name="Times2" svg:font-family="Times" style:font-adornments="Regular" style:font-family-generic="roman"/>
    <style:font-face style:name="Arial1" svg:font-family="Arial" style:font-adornments="Bold" style:font-family-generic="swiss"/>
    <style:font-face style:name="Arial2" svg:font-family="Arial" style:font-adornments="Regular" style:font-family-generic="swiss"/>
    <style:font-face style:name="Courier 10 Pitch1" svg:font-family="'Courier 10 Pitch'" style:font-pitch="fixed"/>
    <style:font-face style:name="Courier 10 Pitch" svg:font-family="'Courier 10 Pitch'" style:font-adornments="Regular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Times" svg:font-family="Times" style:font-adornments="Roman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1" style:family="table">
      <style:table-properties style:width="9.197cm" table:align="left" style:may-break-between-rows="true"/>
    </style:style>
    <style:style style:name="Tabela1.A" style:family="table-column">
      <style:table-column-properties style:column-width="1.699cm"/>
    </style:style>
    <style:style style:name="Tabela1.B" style:family="table-column">
      <style:table-column-properties style:column-width="2.506cm"/>
    </style:style>
    <style:style style:name="Tabela1.C" style:family="table-column">
      <style:table-column-properties style:column-width="4.992cm"/>
    </style:style>
    <style:style style:name="Tabela1.A1" style:family="table-cell">
      <style:table-cell-properties fo:padding="0cm" fo:border-left="0.05pt solid #000000" fo:border-right="none" fo:border-top="0.05pt solid #000000" fo:border-bottom="0.05pt solid #000000"/>
    </style:style>
    <style:style style:name="Tabela1.C1" style:family="table-cell">
      <style:table-cell-properties fo:padding="0cm" fo:border="0.05pt solid #000000"/>
    </style:style>
    <style:style style:name="Tabela1.A2" style:family="table-cell">
      <style:table-cell-properties fo:padding="0cm" fo:border-left="0.05pt solid #000000" fo:border-right="none" fo:border-top="none" fo:border-bottom="0.05pt solid #000000"/>
    </style:style>
    <style:style style:name="Tabela1.C2" style:family="table-cell">
      <style:table-cell-properties fo:padding="0cm" fo:border-left="0.05pt solid #000000" fo:border-right="0.05pt solid #000000" fo:border-top="none" fo:border-bottom="0.05pt solid #000000"/>
    </style:style>
    <style:style style:name="Tabela2" style:family="table">
      <style:table-properties style:width="9.197cm" table:align="left" style:may-break-between-rows="true"/>
    </style:style>
    <style:style style:name="Tabela2.A" style:family="table-column">
      <style:table-column-properties style:column-width="1.699cm"/>
    </style:style>
    <style:style style:name="Tabela2.B" style:family="table-column">
      <style:table-column-properties style:column-width="2.796cm"/>
    </style:style>
    <style:style style:name="Tabela2.C" style:family="table-column">
      <style:table-column-properties style:column-width="4.703cm"/>
    </style:style>
    <style:style style:name="Tabela2.A1" style:family="table-cell">
      <style:table-cell-properties fo:padding="0cm" fo:border-left="0.05pt solid #000000" fo:border-right="none" fo:border-top="0.05pt solid #000000" fo:border-bottom="0.05pt solid #000000"/>
    </style:style>
    <style:style style:name="Tabela2.C1" style:family="table-cell">
      <style:table-cell-properties fo:padding="0cm" fo:border="0.05pt solid #000000"/>
    </style:style>
    <style:style style:name="Tabela2.A2" style:family="table-cell">
      <style:table-cell-properties fo:padding="0cm" fo:border-left="0.05pt solid #000000" fo:border-right="none" fo:border-top="none" fo:border-bottom="0.05pt solid #000000"/>
    </style:style>
    <style:style style:name="Tabela2.C2" style:family="table-cell">
      <style:table-cell-properties fo:padding="0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style:font-name="Courier 10 Pitch1" fo:font-size="6pt" officeooo:rsid="00125d77" officeooo:paragraph-rsid="0041f13e" style:font-size-asian="6pt" style:font-size-complex="6pt"/>
    </style:style>
    <style:style style:name="P3" style:family="paragraph" style:parent-style-name="Standard">
      <style:text-properties style:font-name="Courier 10 Pitch1" fo:font-size="6pt" officeooo:rsid="003e6089" officeooo:paragraph-rsid="003e6089" style:font-size-asian="6pt" style:font-size-complex="6pt"/>
    </style:style>
    <style:style style:name="P4" style:family="paragraph" style:parent-style-name="Standard">
      <style:text-properties style:font-name="Courier 10 Pitch1" fo:font-size="6pt" officeooo:rsid="003f882f" officeooo:paragraph-rsid="003f882f" style:font-size-asian="6pt" style:font-size-complex="6pt"/>
    </style:style>
    <style:style style:name="P5" style:family="paragraph" style:parent-style-name="Standard">
      <style:text-properties style:font-name="Courier 10 Pitch1" fo:font-size="6pt" officeooo:rsid="0041f13e" officeooo:paragraph-rsid="0041f13e" style:font-size-asian="6pt" style:font-size-complex="6pt"/>
    </style:style>
    <style:style style:name="P6" style:family="paragraph" style:parent-style-name="Standard">
      <style:text-properties style:font-name="Courier 10 Pitch1" fo:font-size="6pt" officeooo:rsid="00201287" officeooo:paragraph-rsid="0041f13e" style:font-size-asian="6pt" style:font-size-complex="6pt"/>
    </style:style>
    <style:style style:name="P7" style:family="paragraph" style:parent-style-name="Standard">
      <style:text-properties style:font-name="Courier 10 Pitch1" fo:font-size="6pt" officeooo:rsid="002082c8" officeooo:paragraph-rsid="0041f13e" style:font-size-asian="6pt" style:font-size-complex="6pt"/>
    </style:style>
    <style:style style:name="P8" style:family="paragraph" style:parent-style-name="Standard">
      <style:text-properties style:font-name="Courier 10 Pitch1" fo:font-size="6pt" officeooo:rsid="0024035a" officeooo:paragraph-rsid="0041f13e" style:font-size-asian="6pt" style:font-size-complex="6pt"/>
    </style:style>
    <style:style style:name="P9" style:family="paragraph" style:parent-style-name="Standard">
      <style:text-properties style:font-name="Courier 10 Pitch1" fo:font-size="6pt" officeooo:rsid="00290bb3" officeooo:paragraph-rsid="0041f13e" style:font-size-asian="6pt" style:font-size-complex="6pt"/>
    </style:style>
    <style:style style:name="P10" style:family="paragraph" style:parent-style-name="Standard">
      <style:text-properties style:font-name="Courier 10 Pitch1" fo:font-size="6pt" officeooo:rsid="00290bb3" officeooo:paragraph-rsid="00447016" style:font-size-asian="6pt" style:font-size-complex="6pt"/>
    </style:style>
    <style:style style:name="P11" style:family="paragraph" style:parent-style-name="Standard">
      <style:text-properties style:font-name="Courier 10 Pitch1" fo:font-size="6pt" officeooo:rsid="0024e75f" officeooo:paragraph-rsid="0041f13e" style:font-size-asian="6pt" style:font-size-complex="6pt"/>
    </style:style>
    <style:style style:name="P12" style:family="paragraph" style:parent-style-name="Standard">
      <style:text-properties style:font-name="Courier 10 Pitch1" fo:font-size="6pt" officeooo:rsid="0024e75f" officeooo:paragraph-rsid="00426363" style:font-size-asian="6pt" style:font-size-complex="6pt"/>
    </style:style>
    <style:style style:name="P13" style:family="paragraph" style:parent-style-name="Standard">
      <style:text-properties style:font-name="Courier 10 Pitch1" fo:font-size="6pt" officeooo:rsid="00267127" officeooo:paragraph-rsid="0041f13e" style:font-size-asian="6pt" style:font-size-complex="6pt"/>
    </style:style>
    <style:style style:name="P14" style:family="paragraph" style:parent-style-name="Standard">
      <style:text-properties style:font-name="Courier 10 Pitch1" fo:font-size="6pt" officeooo:rsid="00488c0b" officeooo:paragraph-rsid="00488c0b" style:font-size-asian="6pt" style:font-size-complex="6pt"/>
    </style:style>
    <style:style style:name="P15" style:family="paragraph" style:parent-style-name="Standard">
      <style:text-properties style:font-name="Courier 10 Pitch1" fo:font-size="6pt" fo:font-weight="bold" officeooo:rsid="00201287" officeooo:paragraph-rsid="0041f13e" style:font-size-asian="6pt" style:font-weight-asian="bold" style:font-size-complex="6pt" style:font-weight-complex="bold"/>
    </style:style>
    <style:style style:name="P16" style:family="paragraph" style:parent-style-name="Standard">
      <style:text-properties style:font-name="Courier 10 Pitch1" fo:font-size="6pt" fo:font-weight="normal" officeooo:rsid="003f882f" officeooo:paragraph-rsid="0041f13e" style:font-size-asian="6pt" style:font-weight-asian="normal" style:font-size-complex="6pt" style:font-weight-complex="normal"/>
    </style:style>
    <style:style style:name="P17" style:family="paragraph" style:parent-style-name="Standard">
      <style:text-properties style:font-name="Courier 10 Pitch1" fo:font-size="6pt" fo:font-weight="normal" officeooo:rsid="003f882f" officeooo:paragraph-rsid="00436ed9" style:font-size-asian="6pt" style:font-weight-asian="normal" style:font-size-complex="6pt" style:font-weight-complex="normal"/>
    </style:style>
    <style:style style:name="P18" style:family="paragraph" style:parent-style-name="Standard">
      <style:text-properties style:font-name="Courier 10 Pitch1" fo:font-size="6pt" fo:font-weight="normal" officeooo:rsid="003f882f" officeooo:paragraph-rsid="00488c0b" style:font-size-asian="6pt" style:font-weight-asian="normal" style:font-size-complex="6pt" style:font-weight-complex="normal"/>
    </style:style>
    <style:style style:name="P19" style:family="paragraph" style:parent-style-name="Standard">
      <style:text-properties style:font-name="Courier 10 Pitch1" fo:font-size="6pt" fo:font-weight="normal" officeooo:rsid="0024e75f" officeooo:paragraph-rsid="0041f13e" style:font-size-asian="6pt" style:font-weight-asian="normal" style:font-size-complex="6pt" style:font-weight-complex="normal"/>
    </style:style>
    <style:style style:name="P20" style:family="paragraph" style:parent-style-name="Standard">
      <style:text-properties style:font-name="Courier 10 Pitch1" fo:font-size="7.5pt" officeooo:rsid="00201287" officeooo:paragraph-rsid="0041f13e" style:font-size-asian="7.5pt" style:font-size-complex="7.5pt"/>
    </style:style>
    <style:style style:name="P21" style:family="paragraph" style:parent-style-name="Standard">
      <style:text-properties style:font-name="Courier 10 Pitch1" fo:font-size="7.5pt" officeooo:rsid="00290bb3" officeooo:paragraph-rsid="0041f13e" style:font-size-asian="7.5pt" style:font-size-complex="7.5pt"/>
    </style:style>
    <style:style style:name="P22" style:family="paragraph" style:parent-style-name="Standard">
      <style:text-properties style:font-name="Courier 10 Pitch1" fo:font-size="7.5pt" officeooo:rsid="0024e75f" officeooo:paragraph-rsid="0041f13e" style:font-size-asian="7.5pt" style:font-size-complex="7.5pt"/>
    </style:style>
    <style:style style:name="P23" style:family="paragraph" style:parent-style-name="Standard">
      <style:text-properties style:font-name="Courier 10 Pitch1" fo:font-size="7.5pt" officeooo:rsid="0025e8ef" officeooo:paragraph-rsid="0041f13e" style:font-size-asian="7.5pt" style:font-size-complex="7.5pt"/>
    </style:style>
    <style:style style:name="P24" style:family="paragraph" style:parent-style-name="Standard">
      <style:text-properties style:font-name="Courier 10 Pitch1" fo:font-size="7.5pt" officeooo:rsid="00267127" officeooo:paragraph-rsid="0041f13e" style:font-size-asian="7.5pt" style:font-size-complex="7.5pt"/>
    </style:style>
    <style:style style:name="P25" style:family="paragraph" style:parent-style-name="Standard">
      <style:text-properties fo:font-weight="bold" officeooo:rsid="0014991d" officeooo:paragraph-rsid="003e6089" style:font-weight-asian="bold" style:font-weight-complex="bold"/>
    </style:style>
    <style:style style:name="P26" style:family="paragraph" style:parent-style-name="Standard">
      <style:text-properties fo:font-weight="bold" officeooo:rsid="0014991d" officeooo:paragraph-rsid="00488c0b" style:font-weight-asian="bold" style:font-weight-complex="bold"/>
    </style:style>
    <style:style style:name="P27" style:family="paragraph" style:parent-style-name="Standard">
      <style:text-properties style:font-name="Liberation Serif1" fo:font-size="8pt" fo:font-weight="bold" officeooo:rsid="0014991d" officeooo:paragraph-rsid="00488c0b" style:font-size-asian="8pt" style:font-weight-asian="bold" style:font-size-complex="8pt" style:font-weight-complex="bold"/>
    </style:style>
    <style:style style:name="P28" style:family="paragraph" style:parent-style-name="Standard">
      <style:text-properties style:font-name="Liberation Serif1" fo:font-size="8pt" fo:font-weight="bold" officeooo:rsid="0014991d" officeooo:paragraph-rsid="00497c83" style:font-size-asian="8pt" style:font-weight-asian="bold" style:font-size-complex="8pt" style:font-weight-complex="bold"/>
    </style:style>
    <style:style style:name="P29" style:family="paragraph" style:parent-style-name="Standard">
      <style:text-properties style:font-name="Liberation Serif1" fo:font-size="8pt" fo:font-weight="bold" officeooo:rsid="0014991d" officeooo:paragraph-rsid="004b0e08" style:font-size-asian="8pt" style:font-weight-asian="bold" style:font-size-complex="8pt" style:font-weight-complex="bold"/>
    </style:style>
    <style:style style:name="P30" style:family="paragraph" style:parent-style-name="Standard">
      <style:text-properties style:font-name="Liberation Serif1" fo:font-size="8pt" fo:font-weight="bold" officeooo:rsid="0014991d" officeooo:paragraph-rsid="004bf878" style:font-size-asian="8pt" style:font-weight-asian="bold" style:font-size-complex="8pt" style:font-weight-complex="bold"/>
    </style:style>
    <style:style style:name="P31" style:family="paragraph" style:parent-style-name="Standard">
      <style:text-properties style:font-name="Liberation Serif1" fo:font-size="8pt" fo:font-weight="bold" officeooo:rsid="0014991d" officeooo:paragraph-rsid="004bfb43" style:font-size-asian="8pt" style:font-weight-asian="bold" style:font-size-complex="8pt" style:font-weight-complex="bold"/>
    </style:style>
    <style:style style:name="P32" style:family="paragraph" style:parent-style-name="Standard">
      <style:text-properties style:font-name="Liberation Serif1" fo:font-size="8pt" officeooo:rsid="0041f13e" officeooo:paragraph-rsid="0041f13e" style:font-size-asian="8pt" style:font-size-complex="8pt"/>
    </style:style>
    <style:style style:name="P33" style:family="paragraph" style:parent-style-name="Standard">
      <style:text-properties style:font-name="Liberation Serif1" fo:font-size="8pt" officeooo:rsid="0041f13e" officeooo:paragraph-rsid="004ec328" style:font-size-asian="8pt" style:font-size-complex="8pt"/>
    </style:style>
    <style:style style:name="P34" style:family="paragraph" style:parent-style-name="Standard">
      <style:text-properties style:font-name="Liberation Serif1" fo:font-size="8pt" fo:font-weight="normal" officeooo:rsid="0041f13e" officeooo:paragraph-rsid="0041f13e" style:font-size-asian="8pt" style:font-weight-asian="normal" style:font-size-complex="8pt" style:font-weight-complex="normal"/>
    </style:style>
    <style:style style:name="P35" style:family="paragraph" style:parent-style-name="Standard">
      <style:text-properties style:font-name="Liberation Serif1" fo:font-size="8pt" fo:font-weight="normal" officeooo:rsid="0041f13e" officeooo:paragraph-rsid="00436ed9" style:font-size-asian="8pt" style:font-weight-asian="normal" style:font-size-complex="8pt" style:font-weight-complex="normal"/>
    </style:style>
    <style:style style:name="P36" style:family="paragraph" style:parent-style-name="Standard">
      <style:text-properties fo:font-size="7.5pt" fo:font-weight="bold" officeooo:rsid="00201287" officeooo:paragraph-rsid="0041f13e" style:font-size-asian="7.5pt" style:font-weight-asian="bold" style:font-size-complex="7.5pt" style:font-weight-complex="bold"/>
    </style:style>
    <style:style style:name="P37" style:family="paragraph" style:parent-style-name="Standard">
      <style:text-properties fo:font-size="7.5pt" fo:font-weight="bold" officeooo:rsid="001f5e7e" officeooo:paragraph-rsid="0041f13e" style:font-size-asian="7.5pt" style:font-weight-asian="bold" style:font-size-complex="7.5pt" style:font-weight-complex="bold"/>
    </style:style>
    <style:style style:name="P38" style:family="paragraph" style:parent-style-name="Standard">
      <style:text-properties fo:font-size="7.5pt" officeooo:rsid="00201287" officeooo:paragraph-rsid="0041f13e" style:font-size-asian="7.5pt" style:font-size-complex="7.5pt"/>
    </style:style>
    <style:style style:name="P39" style:family="paragraph" style:parent-style-name="Standard">
      <style:text-properties fo:font-size="7.5pt" officeooo:rsid="002082c8" officeooo:paragraph-rsid="0041f13e" style:font-size-asian="7.5pt" style:font-size-complex="7.5pt"/>
    </style:style>
    <style:style style:name="P40" style:family="paragraph" style:parent-style-name="Standard">
      <style:text-properties fo:font-size="7.5pt" officeooo:rsid="00290bb3" officeooo:paragraph-rsid="0041f13e" style:font-size-asian="7.5pt" style:font-size-complex="7.5pt"/>
    </style:style>
    <style:style style:name="P41" style:family="paragraph" style:parent-style-name="Standard">
      <style:text-properties fo:font-size="7.5pt" officeooo:rsid="0024e75f" officeooo:paragraph-rsid="0041f13e" style:font-size-asian="7.5pt" style:font-size-complex="7.5pt"/>
    </style:style>
    <style:style style:name="P42" style:family="paragraph" style:parent-style-name="Standard">
      <style:text-properties fo:font-size="7.5pt" officeooo:rsid="0025e8ef" officeooo:paragraph-rsid="0041f13e" style:font-size-asian="7.5pt" style:font-size-complex="7.5pt"/>
    </style:style>
    <style:style style:name="P43" style:family="paragraph" style:parent-style-name="Standard">
      <style:text-properties fo:font-size="7.5pt" officeooo:rsid="00273436" officeooo:paragraph-rsid="0041f13e" style:font-size-asian="7.5pt" style:font-size-complex="7.5pt"/>
    </style:style>
    <style:style style:name="P44" style:family="paragraph" style:parent-style-name="Standard">
      <style:text-properties fo:font-size="7.5pt" officeooo:rsid="00267127" officeooo:paragraph-rsid="0041f13e" style:font-size-asian="7.5pt" style:font-size-complex="7.5pt"/>
    </style:style>
    <style:style style:name="P45" style:family="paragraph" style:parent-style-name="Standard">
      <style:text-properties fo:font-weight="normal" officeooo:rsid="003e6089" officeooo:paragraph-rsid="00488c0b" style:font-weight-asian="normal" style:font-weight-complex="normal"/>
    </style:style>
    <style:style style:name="P46" style:family="paragraph" style:parent-style-name="Standard">
      <style:text-properties officeooo:paragraph-rsid="004ec328"/>
    </style:style>
    <style:style style:name="P47" style:family="paragraph" style:parent-style-name="Concursos_3a_título_3a_0">
      <style:paragraph-properties fo:margin-top="0cm" fo:margin-bottom="0cm" loext:contextual-spacing="false" fo:text-align="center" style:justify-single-word="false"/>
      <style:text-properties fo:font-size="10pt" fo:font-weight="bold" officeooo:paragraph-rsid="000aaa66" style:font-size-asian="10pt" style:font-weight-asian="bold" style:font-size-complex="10pt" style:font-weight-complex="bold"/>
    </style:style>
    <style:style style:name="P48" style:family="paragraph" style:parent-style-name="Concursos_3a_título_3a_0">
      <style:paragraph-properties fo:margin-top="0cm" fo:margin-bottom="0cm" loext:contextual-spacing="false" fo:text-align="start" style:justify-single-word="false"/>
      <style:text-properties fo:font-size="10pt" fo:font-weight="normal" officeooo:paragraph-rsid="000aaa66" style:font-size-asian="10pt" style:font-weight-asian="normal" style:font-size-complex="10pt" style:font-weight-complex="normal"/>
    </style:style>
    <style:style style:name="P49" style:family="paragraph" style:parent-style-name="Concursos_3a_título_3a_0">
      <style:paragraph-properties fo:margin-top="0cm" fo:margin-bottom="0cm" loext:contextual-spacing="false"/>
      <style:text-properties officeooo:rsid="000aaa66" officeooo:paragraph-rsid="000aaa66"/>
    </style:style>
    <style:style style:name="P50" style:family="paragraph" style:parent-style-name="Standard">
      <style:paragraph-properties fo:keep-with-next="always"/>
      <style:text-properties style:font-name="Courier 10 Pitch1" fo:font-size="6pt" officeooo:rsid="00125d77" officeooo:paragraph-rsid="0041f13e" style:font-size-asian="6pt" style:font-size-complex="6pt"/>
    </style:style>
    <style:style style:name="P51" style:family="paragraph" style:parent-style-name="Standard">
      <style:paragraph-properties fo:break-before="column"/>
      <style:text-properties style:font-name="Courier 10 Pitch1" fo:font-size="6pt" officeooo:rsid="00125d77" officeooo:paragraph-rsid="0041f13e" style:font-size-asian="6pt" style:font-size-complex="6pt"/>
    </style:style>
    <style:style style:name="P52" style:family="paragraph" style:parent-style-name="Concursos_3a_questao" style:list-style-name="">
      <loext:graphic-properties draw:fill="solid" draw:fill-color="#dddddd" draw:opacity="100%"/>
      <style:paragraph-properties fo:background-color="#dddddd" fo:padding="0.049cm" fo:border="0.06pt solid #000000" style:shadow="none"/>
      <style:text-properties fo:font-size="10pt" fo:font-weight="bold" officeooo:rsid="003e6089" officeooo:paragraph-rsid="003e6089" style:font-size-asian="10pt" style:font-weight-asian="bold" style:font-size-complex="10pt" style:font-weight-complex="bold"/>
    </style:style>
    <style:style style:name="P53" style:family="paragraph" style:parent-style-name="Concursos_3a_questao" style:list-style-name="">
      <loext:graphic-properties draw:fill="solid" draw:fill-color="#dddddd" draw:opacity="100%"/>
      <style:paragraph-properties fo:background-color="#dddddd" fo:padding="0.049cm" fo:border="0.06pt solid #000000" style:shadow="none"/>
      <style:text-properties fo:font-size="10pt" fo:font-weight="bold" officeooo:rsid="003e6089" officeooo:paragraph-rsid="00488c0b" style:font-size-asian="10pt" style:font-weight-asian="bold" style:font-size-complex="10pt" style:font-weight-complex="bold"/>
    </style:style>
    <style:style style:name="P54" style:family="paragraph" style:parent-style-name="Concursos_3a_questao" style:list-style-name="">
      <loext:graphic-properties draw:fill="solid" draw:fill-color="#dddddd" draw:opacity="100%"/>
      <style:paragraph-properties fo:background-color="#dddddd" fo:padding="0.049cm" fo:border="0.06pt solid #000000" style:shadow="none"/>
      <style:text-properties fo:font-size="10pt" fo:font-weight="bold" officeooo:rsid="000aaa66" officeooo:paragraph-rsid="00488c0b" style:font-size-asian="10pt" style:font-weight-asian="bold" style:font-size-complex="10pt" style:font-weight-complex="bold"/>
    </style:style>
    <style:style style:name="P55" style:family="paragraph" style:parent-style-name="Concursos_3a_questao" style:list-style-name="">
      <loext:graphic-properties draw:fill="solid" draw:fill-color="#dddddd" draw:opacity="100%"/>
      <style:paragraph-properties fo:background-color="#dddddd" fo:padding="0.049cm" fo:border="0.06pt solid #000000" style:shadow="none"/>
      <style:text-properties fo:font-size="10pt" fo:font-weight="bold" officeooo:rsid="0041f13e" officeooo:paragraph-rsid="00488c0b" style:font-size-asian="10pt" style:font-weight-asian="bold" style:font-size-complex="10pt" style:font-weight-complex="bold"/>
    </style:style>
    <style:style style:name="P56" style:family="paragraph" style:parent-style-name="Concursos_3a_questao" style:list-style-name="">
      <loext:graphic-properties draw:fill="solid" draw:fill-color="#dddddd" draw:opacity="100%"/>
      <style:paragraph-properties fo:background-color="#dddddd" fo:padding="0.049cm" fo:border="0.06pt solid #000000" style:shadow="none"/>
      <style:text-properties fo:font-size="10pt" fo:font-weight="bold" officeooo:rsid="00488c0b" officeooo:paragraph-rsid="005099e5" style:font-size-asian="10pt" style:font-weight-asian="bold" style:font-size-complex="10pt" style:font-weight-complex="bold"/>
    </style:style>
    <style:style style:name="P57" style:family="paragraph" style:parent-style-name="Concursos_3a_questao" style:list-style-name="">
      <loext:graphic-properties draw:fill="solid" draw:fill-color="#dddddd" draw:opacity="100%"/>
      <style:paragraph-properties fo:background-color="#dddddd" fo:padding="0.049cm" fo:border="0.06pt solid #000000" style:shadow="none"/>
      <style:text-properties fo:font-size="10pt" fo:font-weight="bold" officeooo:rsid="005099e5" officeooo:paragraph-rsid="005099e5" style:font-size-asian="10pt" style:font-weight-asian="bold" style:font-size-complex="10pt" style:font-weight-complex="bold"/>
    </style:style>
    <style:style style:name="P58" style:family="paragraph" style:parent-style-name="Concursos_3a_questao" style:list-style-name="">
      <loext:graphic-properties draw:fill="solid" draw:fill-color="#dddddd" draw:opacity="100%"/>
      <style:paragraph-properties fo:background-color="#dddddd" fo:padding="0.049cm" fo:border="0.06pt solid #000000" style:shadow="none"/>
      <style:text-properties fo:font-size="10pt" fo:font-style="italic" fo:font-weight="bold" officeooo:rsid="004bfb43" officeooo:paragraph-rsid="004bfb43" style:font-size-asian="10pt" style:font-style-asian="italic" style:font-weight-asian="bold" style:font-size-complex="10pt" style:font-style-complex="italic" style:font-weight-complex="bold"/>
    </style:style>
    <style:style style:name="P59" style:family="paragraph" style:parent-style-name="Concursos_3a_questao" style:list-style-name="">
      <loext:graphic-properties draw:fill="solid" draw:fill-color="#dddddd" draw:opacity="100%"/>
      <style:paragraph-properties fo:background-color="#dddddd" fo:padding="0.049cm" fo:border="0.06pt solid #000000" style:shadow="none"/>
      <style:text-properties fo:font-size="10pt" fo:font-style="italic" fo:font-weight="bold" officeooo:rsid="00527dd5" officeooo:paragraph-rsid="00527dd5" style:font-size-asian="10pt" style:font-style-asian="italic" style:font-weight-asian="bold" style:font-size-complex="10pt" style:font-style-complex="italic" style:font-weight-complex="bold"/>
    </style:style>
    <style:style style:name="P60" style:family="paragraph" style:parent-style-name="Concursos_3a_questao" style:list-style-name="">
      <loext:graphic-properties draw:fill="solid" draw:fill-color="#dddddd" draw:opacity="100%"/>
      <style:paragraph-properties fo:background-color="#dddddd" fo:padding="0.049cm" fo:border="0.06pt solid #000000" style:shadow="none"/>
      <style:text-properties fo:font-weight="bold" officeooo:rsid="00497c83" officeooo:paragraph-rsid="00497c83" style:font-weight-asian="bold" style:font-weight-complex="bold"/>
    </style:style>
    <style:style style:name="P61" style:family="paragraph" style:parent-style-name="Concursos_3a_questao" style:list-style-name="">
      <loext:graphic-properties draw:fill="solid" draw:fill-color="#dddddd" draw:opacity="100%"/>
      <style:paragraph-properties fo:background-color="#dddddd" fo:padding="0.049cm" fo:border="0.06pt solid #000000" style:shadow="none" fo:keep-with-next="always"/>
      <style:text-properties fo:font-style="normal" officeooo:rsid="00201287" officeooo:paragraph-rsid="00488c0b" style:font-style-asian="normal" style:font-style-complex="normal"/>
    </style:style>
    <style:style style:name="P62" style:family="paragraph" style:parent-style-name="Standard">
      <style:text-properties style:font-name="Liberation Serif1" fo:font-size="8pt" fo:font-weight="normal" officeooo:rsid="0041f13e" officeooo:paragraph-rsid="005099e5" style:font-size-asian="8pt" style:font-weight-asian="normal" style:font-size-complex="8pt" style:font-weight-complex="normal"/>
    </style:style>
    <style:style style:name="P63" style:family="paragraph" style:parent-style-name="Standard">
      <style:text-properties style:font-name="Liberation Serif1" fo:font-size="8pt" officeooo:rsid="0041f13e" officeooo:paragraph-rsid="005099e5" style:font-size-asian="8pt" style:font-size-complex="8pt"/>
    </style:style>
    <style:style style:name="P64" style:family="paragraph" style:parent-style-name="Standard">
      <style:text-properties style:font-name="Liberation Serif1" fo:font-size="8pt" fo:font-weight="bold" officeooo:rsid="0014991d" officeooo:paragraph-rsid="00527dd5" style:font-size-asian="8pt" style:font-weight-asian="bold" style:font-size-complex="8pt" style:font-weight-complex="bold"/>
    </style:style>
    <style:style style:name="P65" style:family="paragraph" style:parent-style-name="Standard">
      <style:text-properties style:font-name="Liberation Serif1" fo:font-size="8pt" fo:font-weight="bold" officeooo:rsid="0014991d" officeooo:paragraph-rsid="00546e51" style:font-size-asian="8pt" style:font-weight-asian="bold" style:font-size-complex="8pt" style:font-weight-complex="bold"/>
    </style:style>
    <style:style style:name="P66" style:family="paragraph" style:parent-style-name="Standard">
      <style:text-properties style:font-name="Courier 10 Pitch1" fo:font-size="6pt" officeooo:rsid="003f882f" officeooo:paragraph-rsid="0041f13e" style:font-size-asian="6pt" style:font-size-complex="6pt"/>
    </style:style>
    <style:style style:name="P67" style:family="paragraph" style:parent-style-name="Standard">
      <style:text-properties style:font-name="Courier 10 Pitch1" fo:font-size="6pt" officeooo:rsid="003f882f" officeooo:paragraph-rsid="005099e5" style:font-size-asian="6pt" style:font-size-complex="6pt"/>
    </style:style>
    <style:style style:name="P68" style:family="paragraph" style:parent-style-name="Standard">
      <style:text-properties style:font-name="Courier 10 Pitch1" fo:font-size="6pt" officeooo:rsid="0041f13e" officeooo:paragraph-rsid="0041f13e" style:font-size-asian="6pt" style:font-size-complex="6pt"/>
    </style:style>
    <style:style style:name="P69" style:family="paragraph" style:parent-style-name="Standard">
      <style:text-properties fo:font-weight="normal" officeooo:rsid="003e6089" officeooo:paragraph-rsid="005099e5" style:font-weight-asian="normal" style:font-weight-complex="normal"/>
    </style:style>
    <style:style style:name="P70" style:family="paragraph" style:parent-style-name="Standard">
      <style:text-properties fo:font-weight="normal" officeooo:rsid="003e6089" officeooo:paragraph-rsid="004bfb43" style:font-weight-asian="normal" style:font-weight-complex="normal"/>
    </style:style>
    <style:style style:name="P71" style:family="paragraph" style:parent-style-name="Standard">
      <style:text-properties fo:font-weight="normal" officeooo:rsid="003e6089" officeooo:paragraph-rsid="00527dd5" style:font-weight-asian="normal" style:font-weight-complex="normal"/>
    </style:style>
    <style:style style:name="P72" style:family="paragraph" style:parent-style-name="Standard">
      <style:text-properties style:font-name="Courier 10 Pitch2" fo:font-size="6pt" officeooo:rsid="003f882f" officeooo:paragraph-rsid="005099e5" style:font-size-asian="6pt" style:font-size-complex="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4035a" style:font-weight-asian="bold" style:font-weight-complex="bold"/>
    </style:style>
    <style:style style:name="T3" style:family="text">
      <style:text-properties fo:font-weight="bold" officeooo:rsid="0025e8ef" style:font-weight-asian="bold" style:font-weight-complex="bold"/>
    </style:style>
    <style:style style:name="T4" style:family="text">
      <style:text-properties fo:font-weight="bold" officeooo:rsid="0041f13e" style:font-weight-asian="bold" style:font-weight-complex="bold"/>
    </style:style>
    <style:style style:name="T5" style:family="text">
      <style:text-properties fo:font-style="normal" officeooo:rsid="0024035a" style:font-style-asian="normal" style:font-style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3e6089" style:font-weight-asian="normal" style:font-weight-complex="normal"/>
    </style:style>
    <style:style style:name="T9" style:family="text">
      <style:text-properties fo:font-weight="normal" officeooo:rsid="0041f13e" style:font-weight-asian="normal" style:font-weight-complex="normal"/>
    </style:style>
    <style:style style:name="T10" style:family="text">
      <style:text-properties fo:font-weight="normal" officeooo:rsid="00488c0b" style:font-weight-asian="normal" style:font-weight-complex="normal"/>
    </style:style>
    <style:style style:name="T11" style:family="text">
      <style:text-properties fo:font-weight="normal" officeooo:rsid="00497c83" style:font-weight-asian="normal" style:font-weight-complex="normal"/>
    </style:style>
    <style:style style:name="T12" style:family="text">
      <style:text-properties fo:font-weight="normal" officeooo:rsid="004bfb43" style:font-weight-asian="normal" style:font-weight-complex="normal"/>
    </style:style>
    <style:style style:name="T13" style:family="text">
      <style:text-properties fo:font-weight="normal" officeooo:rsid="005099e5" style:font-weight-asian="normal" style:font-weight-complex="normal"/>
    </style:style>
    <style:style style:name="T14" style:family="text">
      <style:text-properties fo:font-weight="normal" officeooo:rsid="00527dd5" style:font-weight-asian="normal" style:font-weight-complex="normal"/>
    </style:style>
    <style:style style:name="T15" style:family="text">
      <style:text-properties fo:font-weight="normal" officeooo:rsid="00546e51" style:font-weight-asian="normal" style:font-weight-complex="normal"/>
    </style:style>
    <style:style style:name="T16" style:family="text">
      <style:text-properties officeooo:rsid="000aaa66"/>
    </style:style>
    <style:style style:name="T17" style:family="text">
      <style:text-properties style:font-name="Courier 10 Pitch1"/>
    </style:style>
    <style:style style:name="T18" style:family="text">
      <style:text-properties style:font-name="Courier 10 Pitch1" fo:font-weight="normal" officeooo:rsid="003e6089" style:font-weight-asian="normal" style:font-weight-complex="normal"/>
    </style:style>
    <style:style style:name="T19" style:family="text">
      <style:text-properties style:font-name="Courier 10 Pitch1" fo:font-weight="normal" officeooo:rsid="00488c0b" style:font-weight-asian="normal" style:font-weight-complex="normal"/>
    </style:style>
    <style:style style:name="T20" style:family="text">
      <style:text-properties style:font-name="Courier 10 Pitch1" fo:font-size="6pt" fo:font-weight="normal" officeooo:rsid="0041f13e" style:font-size-asian="6pt" style:font-weight-asian="normal" style:font-size-complex="6pt" style:font-weight-complex="normal"/>
    </style:style>
    <style:style style:name="T21" style:family="text">
      <style:text-properties style:font-name="Courier 10 Pitch1" fo:font-size="6pt" fo:font-weight="normal" officeooo:rsid="00488c0b" style:font-size-asian="6pt" style:font-weight-asian="normal" style:font-size-complex="6pt" style:font-weight-complex="normal"/>
    </style:style>
    <style:style style:name="T22" style:family="text">
      <style:text-properties style:font-name="Courier 10 Pitch1" fo:font-size="6pt" fo:font-weight="normal" officeooo:rsid="00497c83" style:font-size-asian="6pt" style:font-weight-asian="normal" style:font-size-complex="6pt" style:font-weight-complex="normal"/>
    </style:style>
    <style:style style:name="T23" style:family="text">
      <style:text-properties style:font-name="Courier 10 Pitch1" fo:font-size="6pt" fo:font-weight="normal" officeooo:rsid="004b0e08" style:font-size-asian="6pt" style:font-weight-asian="normal" style:font-size-complex="6pt" style:font-weight-complex="normal"/>
    </style:style>
    <style:style style:name="T24" style:family="text">
      <style:text-properties style:font-name="Courier 10 Pitch1" fo:font-size="6pt" fo:font-weight="normal" officeooo:rsid="004bf878" style:font-size-asian="6pt" style:font-weight-asian="normal" style:font-size-complex="6pt" style:font-weight-complex="normal"/>
    </style:style>
    <style:style style:name="T25" style:family="text">
      <style:text-properties style:font-name="Courier 10 Pitch1" fo:font-size="6pt" fo:font-weight="normal" officeooo:rsid="004bfb43" style:font-size-asian="6pt" style:font-weight-asian="normal" style:font-size-complex="6pt" style:font-weight-complex="normal"/>
    </style:style>
    <style:style style:name="T26" style:family="text">
      <style:text-properties style:font-name="Courier 10 Pitch1" fo:font-size="6pt" fo:font-weight="normal" officeooo:rsid="00527dd5" style:font-size-asian="6pt" style:font-weight-asian="normal" style:font-size-complex="6pt" style:font-weight-complex="normal"/>
    </style:style>
    <style:style style:name="T27" style:family="text">
      <style:text-properties style:font-name="Courier 10 Pitch1" fo:font-size="6pt" fo:font-weight="normal" officeooo:rsid="00534c1b" style:font-size-asian="6pt" style:font-weight-asian="normal" style:font-size-complex="6pt" style:font-weight-complex="normal"/>
    </style:style>
    <style:style style:name="T28" style:family="text">
      <style:text-properties style:font-name="Courier 10 Pitch1" fo:font-size="6pt" fo:font-weight="normal" officeooo:rsid="00546e51" style:font-size-asian="6pt" style:font-weight-asian="normal" style:font-size-complex="6pt" style:font-weight-complex="normal"/>
    </style:style>
    <style:style style:name="T29" style:family="text">
      <style:text-properties style:font-name="Courier 10 Pitch1" fo:font-size="8pt" officeooo:rsid="0041f13e" style:font-size-asian="8pt" style:font-size-complex="8pt"/>
    </style:style>
    <style:style style:name="T30" style:family="text">
      <style:text-properties style:font-name="Courier 10 Pitch1" officeooo:rsid="004ec328"/>
    </style:style>
    <style:style style:name="T31" style:family="text">
      <style:text-properties officeooo:rsid="0024035a"/>
    </style:style>
    <style:style style:name="T32" style:family="text">
      <style:text-properties officeooo:rsid="0025e8ef"/>
    </style:style>
    <style:style style:name="T33" style:family="text">
      <style:text-properties officeooo:rsid="00273436"/>
    </style:style>
    <style:style style:name="T34" style:family="text">
      <style:text-properties fo:font-size="10pt" fo:font-weight="bold" style:font-size-asian="10pt" style:font-weight-asian="bold" style:font-size-complex="10pt" style:font-weight-complex="bold"/>
    </style:style>
    <style:style style:name="T35" style:family="text">
      <style:text-properties fo:font-size="10pt" fo:font-weight="bold" officeooo:rsid="000d4d58" style:font-size-asian="10pt" style:font-weight-asian="bold" style:font-size-complex="10pt" style:font-weight-complex="bold"/>
    </style:style>
    <style:style style:name="T36" style:family="text">
      <style:text-properties fo:font-size="10pt" fo:font-weight="bold" officeooo:rsid="00488c0b" style:font-size-asian="10pt" style:font-weight-asian="bold" style:font-size-complex="10pt" style:font-weight-complex="bold"/>
    </style:style>
    <style:style style:name="T37" style:family="text">
      <style:text-properties fo:font-size="10pt" fo:font-style="italic" style:font-size-asian="10pt" style:font-style-asian="italic" style:font-size-complex="10pt" style:font-style-complex="italic"/>
    </style:style>
    <style:style style:name="T38" style:family="text">
      <style:text-properties officeooo:rsid="003a8ab9"/>
    </style:style>
    <style:style style:name="T39" style:family="text">
      <style:text-properties officeooo:rsid="003e6089"/>
    </style:style>
    <style:style style:name="T40" style:family="text">
      <style:text-properties officeooo:rsid="003f882f"/>
    </style:style>
    <style:style style:name="T41" style:family="text">
      <style:text-properties officeooo:rsid="00404574"/>
    </style:style>
    <style:style style:name="T42" style:family="text">
      <style:text-properties officeooo:rsid="0041f13e"/>
    </style:style>
    <style:style style:name="T43" style:family="text">
      <style:text-properties style:font-name="Liberation Serif1" fo:font-size="8pt" officeooo:rsid="0041f13e" style:font-size-asian="8pt" style:font-size-complex="8pt"/>
    </style:style>
    <style:style style:name="T44" style:family="text">
      <style:text-properties officeooo:rsid="00421676"/>
    </style:style>
    <style:style style:name="T45" style:family="text">
      <style:text-properties officeooo:rsid="00426363"/>
    </style:style>
    <style:style style:name="T46" style:family="text">
      <style:text-properties officeooo:rsid="00447016"/>
    </style:style>
    <style:style style:name="T47" style:family="text">
      <style:text-properties officeooo:rsid="00464eb7"/>
    </style:style>
    <style:style style:name="T48" style:family="text">
      <style:text-properties officeooo:rsid="004ec328"/>
    </style:style>
    <style:style style:name="T49" style:family="text">
      <style:text-properties officeooo:rsid="005099e5"/>
    </style:style>
    <style:style style:name="T50" style:family="text">
      <style:text-properties officeooo:rsid="0051e3b8"/>
    </style:style>
    <style:style style:name="Sect1" style:family="section">
      <style:section-properties text:dont-balance-text-columns="false" style:editable="false">
        <style:columns fo:column-count="1" fo:column-gap="0cm">
          <style:column-sep style:width="0.009cm" style:color="#000000" style:height="100%" style:style="solid"/>
        </style:columns>
      </style:section-properties>
    </style:style>
    <style:style style:name="Sect2" style:family="section">
      <style:section-properties text:dont-balance-text-columns="false" style:editable="false">
        <style:columns fo:column-count="2" fo:column-gap="0.497cm">
          <style:column-sep style:width="0.009cm" style:color="#000000" style:height="100%" style:style="solid"/>
          <style:column style:rel-width="32767*" fo:start-indent="0cm" fo:end-indent="0.249cm"/>
          <style:column style:rel-width="32768*" fo:start-indent="0.249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7">PUCRS – <text:span text:style-name="T38">Escola Politécnica</text:span> – <text:span text:style-name="T16">Bacharelado em Engenharia de Computação</text:span></text:p>
      <text:p text:style-name="P47"><text:span text:style-name="T16">Disciplina: Programação Orientada a Objetos - EC – </text:span>Prof. Roland Teodorowitsch</text:p>
      <text:p text:style-name="P48"/>
      <text:p text:style-name="P49">GUIA DE REFERÊNCIA – LINGUAGEM <text:span text:style-name="T39">C++</text:span></text:p>
      <text:section text:style-name="Sect1" text:name="Section1">
        <text:section text:style-name="Sect1" text:name="Section2">
          <text:section text:style-name="Sect2" text:name="Section3">
            <text:p text:style-name="P52">Compilação</text:p>
            <text:p text:style-name="P3">g++ -std=c++11 codigo_fonte.cpp -o codigo_executavel</text:p>
            <text:p text:style-name="P45"/>
            <text:p text:style-name="P53"><text:span text:style-name="T17">make</text:span> e Makefile</text:p>
            <text:p text:style-name="P26"><text:span text:style-name="T8">O comando </text:span><text:span text:style-name="T18">make</text:span><text:span text:style-name="T8"> é usado para automatizar a compilação de programas.</text:span></text:p>
            <text:p text:style-name="P25"><text:span text:style-name="T8">O arquivo </text:span><text:span text:style-name="T18">Makefile</text:span><text:span text:style-name="T8">, que é lido pelo comando </text:span><text:span text:style-name="T18">make</text:span><text:span text:style-name="T8">, contém uma série de alvos, dependências e comandos que indicam como a construção de uma aplicação deve ser feita. Basicamente o </text:span><text:span text:style-name="T18">Makefile</text:span><text:span text:style-name="T8"> contém entradas no formato:</text:span></text:p>
            <text:p text:style-name="P3">alvo:<text:tab/>dependências</text:p>
            <text:p text:style-name="P3"><text:tab/>comando ou @comando</text:p>
            <text:p text:style-name="P45"/>
            <text:p text:style-name="P54">Estrutura Básica de um Programa em <text:span text:style-name="T40">C++</text:span></text:p>
            <text:p text:style-name="P4">#include &lt;...&gt; // <text:span text:style-name="T41">1) inclusoes</text:span></text:p>
            <text:p text:style-name="P4">using namespace std; // <text:span text:style-name="T41">2) definicao do espaco de nomes</text:span></text:p>
            <text:p text:style-name="P4">// <text:span text:style-name="T41">3) macros</text:span></text:p>
            <text:p text:style-name="P4">// <text:span text:style-name="T41">4) implementacao de classes</text:span></text:p>
            <text:p text:style-name="P4">public class NomeDaClasse {</text:p>
            <text:p text:style-name="P4"><text:s text:c="2"/>// <text:span text:style-name="T41">implementacao da classe</text:span></text:p>
            <text:p text:style-name="P4">};</text:p>
            <text:p text:style-name="P4">// <text:span text:style-name="T41">5) programa principal</text:span></text:p>
            <text:p text:style-name="P4">int main(int argc, char *argv[]) {</text:p>
            <text:p text:style-name="P4"><text:s text:c="2"/>// implementacao <text:span text:style-name="T41">do programa principal</text:span></text:p>
            <text:p text:style-name="P4"><text:s text:c="2"/>return 0;</text:p>
            <text:p text:style-name="P4">}</text:p>
            <text:p text:style-name="P45"/>
            <text:p text:style-name="P61"><text:span text:style-name="T35">C</text:span><text:span text:style-name="T34">omandos e Estruturas da Linguagem</text:span></text:p>
            <text:p text:style-name="P50"/>
            <table:table table:name="Tabela1" table:style-name="Tabela1">
              <table:table-column table:style-name="Tabela1.A"/>
              <table:table-column table:style-name="Tabela1.B"/>
              <table:table-column table:style-name="Tabela1.C"/>
              <table:table-row>
                <table:table-cell table:style-name="Tabela1.A1" office:value-type="string">
                  <text:p text:style-name="P36">Comando e estruturas</text:p>
                </table:table-cell>
                <table:table-cell table:style-name="Tabela1.A1" office:value-type="string">
                  <text:p text:style-name="P37">Descrição</text:p>
                </table:table-cell>
                <table:table-cell table:style-name="Tabela1.C1" office:value-type="string">
                  <text:p text:style-name="P36">Exemplo</text:p>
                </table:table-cell>
              </table:table-row>
              <table:table-row>
                <table:table-cell table:style-name="Tabela1.A2" office:value-type="string">
                  <text:p text:style-name="P38">Declaração de variáveis</text:p>
                </table:table-cell>
                <table:table-cell table:style-name="Tabela1.A2" office:value-type="string">
                  <text:p text:style-name="P38">Cria e inicializa novas variáveis</text:p>
                </table:table-cell>
                <table:table-cell table:style-name="Tabela1.C2" office:value-type="string">
                  <text:p text:style-name="P6"><text:span text:style-name="T1">double</text:span> polegadas;</text:p>
                  <text:p text:style-name="P6"><text:span text:style-name="T1">int</text:span> casas = 100;</text:p>
                  <text:p text:style-name="P6"><text:span text:style-name="T4">s</text:span><text:span text:style-name="T1">tring</text:span> nome = "Joao";</text:p>
                </table:table-cell>
              </table:table-row>
              <table:table-row>
                <table:table-cell table:style-name="Tabela1.A2" office:value-type="string">
                  <text:p text:style-name="P38">Declaração de constantes</text:p>
                </table:table-cell>
                <table:table-cell table:style-name="Tabela1.A2" office:value-type="string">
                  <text:p text:style-name="P38">Cria e define novas constantes</text:p>
                </table:table-cell>
                <table:table-cell table:style-name="Tabela1.C2" office:value-type="string">
                  <text:p text:style-name="P5">#define MAXIMO 1000</text:p>
                  <text:p text:style-name="P6"><text:span text:style-name="T42">const </text:span>int TAMANHO = 100;</text:p>
                </table:table-cell>
              </table:table-row>
              <table:table-row>
                <table:table-cell table:style-name="Tabela1.A2" office:value-type="string">
                  <text:p text:style-name="P38">Blocos</text:p>
                </table:table-cell>
                <table:table-cell table:style-name="Tabela1.A2" office:value-type="string">
                  <text:p text:style-name="P38">Define um conjunto de comandos e declarações</text:p>
                </table:table-cell>
                <table:table-cell table:style-name="Tabela1.C2" office:value-type="string">
                  <text:p text:style-name="P15">{</text:p>
                  <text:p text:style-name="P6"><text:s text:c="2"/>// Comandos e declaracoes</text:p>
                  <text:p text:style-name="P6"><text:s text:c="2"/>// entre chaves</text:p>
                  <text:p text:style-name="P15">}</text:p>
                </table:table-cell>
              </table:table-row>
              <table:table-row>
                <table:table-cell table:style-name="Tabela1.A2" office:value-type="string">
                  <text:p text:style-name="P39">Atribuição</text:p>
                </table:table-cell>
                <table:table-cell table:style-name="Tabela1.A2" office:value-type="string">
                  <text:p text:style-name="P39">Atribuir o resultado de expressões para variáveis ou elementos de <text:span text:style-name="T6">arrays</text:span></text:p>
                </table:table-cell>
                <table:table-cell table:style-name="Tabela1.C2" office:value-type="string">
                  <text:p text:style-name="P7">delta <text:span text:style-name="T1">=</text:span> b*b <text:span text:style-name="T42">-</text:span> 4*a*c;</text:p>
                  <text:p text:style-name="P7">b <text:span text:style-name="T1">=</text:span> pow(c,5);</text:p>
                  <text:p text:style-name="P7">strDia <text:span text:style-name="T1">=</text:span> hoje.substr(0,2)</text:p>
                  <text:p text:style-name="P7">dia <text:span text:style-name="T1">=</text:span> <text:span text:style-name="T42">stoi</text:span>(strDia);</text:p>
                </table:table-cell>
              </table:table-row>
              <table:table-row>
                <table:table-cell table:style-name="Tabela1.A2" office:value-type="string">
                  <text:p text:style-name="P39">Atribuição <text:span text:style-name="T31">condicional</text:span></text:p>
                </table:table-cell>
                <table:table-cell table:style-name="Tabela1.A2" office:value-type="string">
                  <text:p text:style-name="P39">Atribuir expressões <text:span text:style-name="T5">de forma condicional</text:span></text:p>
                </table:table-cell>
                <table:table-cell table:style-name="Tabela1.C2" office:value-type="string">
                  <text:p text:style-name="P7"><text:span text:style-name="T31">pos </text:span><text:span text:style-name="T2">=</text:span><text:span text:style-name="T31"> a&gt;=0 </text:span><text:span text:style-name="T2">?</text:span><text:span text:style-name="T31"> true </text:span><text:span text:style-name="T2">:</text:span><text:span text:style-name="T31"> false;</text:span></text:p>
                  <text:p text:style-name="P8">q <text:span text:style-name="T1">=</text:span> (x&gt;0 &amp;&amp; y&gt;0)<text:span text:style-name="T1">?</text:span>(x+y)<text:span text:style-name="T1">:</text:span>(x-y);</text:p>
                </table:table-cell>
              </table:table-row>
              <table:table-row>
                <table:table-cell table:style-name="Tabela1.A2" office:value-type="string">
                  <text:p text:style-name="P20">if</text:p>
                </table:table-cell>
                <table:table-cell table:style-name="Tabela1.A2" office:value-type="string">
                  <text:p text:style-name="P38">Comando condicional simples</text:p>
                </table:table-cell>
                <table:table-cell table:style-name="Tabela1.C2" office:value-type="string">
                  <text:p text:style-name="P6"><text:span text:style-name="T1">if</text:span> ( a &gt; 10 ) {</text:p>
                  <text:p text:style-name="P6"><text:s text:c="3"/>b = a - 10;</text:p>
                  <text:p text:style-name="P6">}</text:p>
                </table:table-cell>
              </table:table-row>
              <table:table-row>
                <table:table-cell table:style-name="Tabela1.A2" office:value-type="string">
                  <text:p text:style-name="P20">if/else</text:p>
                </table:table-cell>
                <table:table-cell table:style-name="Tabela1.A2" office:value-type="string">
                  <text:p text:style-name="P38">Comando condicional com cláusula para senão</text:p>
                </table:table-cell>
                <table:table-cell table:style-name="Tabela1.C2" office:value-type="string">
                  <text:p text:style-name="P6"><text:span text:style-name="T1">if</text:span> ( a &gt; 10 ) {</text:p>
                  <text:p text:style-name="P6"><text:s text:c="3"/>b = a - 10;</text:p>
                  <text:p text:style-name="P6">}</text:p>
                  <text:p text:style-name="P6"><text:span text:style-name="T1">else</text:span> {</text:p>
                  <text:p text:style-name="P6"><text:s text:c="3"/>b = a + 10;</text:p>
                  <text:p text:style-name="P6">}</text:p>
                </table:table-cell>
              </table:table-row>
              <table:table-row>
                <table:table-cell table:style-name="Tabela1.A2" office:value-type="string">
                  <text:p text:style-name="P20">if/else/if</text:p>
                </table:table-cell>
                <table:table-cell table:style-name="Tabela1.A2" office:value-type="string">
                  <text:p text:style-name="P38">Comandos condicionais encadeados</text:p>
                </table:table-cell>
                <table:table-cell table:style-name="Tabela1.C2" office:value-type="string">
                  <text:p text:style-name="P6"><text:span text:style-name="T1">if</text:span> ( a &lt; 1 ) {</text:p>
                  <text:p text:style-name="P6"><text:s text:c="3"/>b = 0;</text:p>
                  <text:p text:style-name="P6">}</text:p>
                  <text:p text:style-name="P6"><text:span text:style-name="T1">else if</text:span> ( a &lt; 10 ) {</text:p>
                  <text:p text:style-name="P6"><text:s text:c="3"/>b = a + 10;</text:p>
                  <text:p text:style-name="P6">}</text:p>
                  <text:p text:style-name="P6"><text:span text:style-name="T1">else if</text:span> ( a &lt; 20 ) {</text:p>
                  <text:p text:style-name="P6"><text:s text:c="3"/>b = a + 20;</text:p>
                  <text:p text:style-name="P6">}</text:p>
                  <text:p text:style-name="P6"><text:span text:style-name="T1">else</text:span> {</text:p>
                  <text:p text:style-name="P6"><text:s text:c="3"/>b = a;</text:p>
                  <text:p text:style-name="P6">}</text:p>
                </table:table-cell>
              </table:table-row>
              <table:table-row>
                <table:table-cell table:style-name="Tabela1.A2" office:value-type="string">
                  <text:p text:style-name="P21">switch</text:p>
                </table:table-cell>
                <table:table-cell table:style-name="Tabela1.A2" office:value-type="string">
                  <text:p text:style-name="P40">Comando de seleção</text:p>
                </table:table-cell>
                <table:table-cell table:style-name="Tabela1.C2" office:value-type="string">
                  <text:p text:style-name="P9"><text:span text:style-name="T1">switch</text:span> (valor) {</text:p>
                  <text:p text:style-name="P9"><text:s text:c="3"/><text:span text:style-name="T1">case</text:span> 0:</text:p>
                  <text:p text:style-name="P9"><text:s text:c="3"/><text:span text:style-name="T1">case</text:span> 1:</text:p>
                  <text:p text:style-name="P9"><text:s text:c="8"/><text:span text:style-name="T46">cout &lt;&lt; </text:span>"Zero";</text:p>
                  <text:p text:style-name="P9"><text:s text:c="8"/><text:span text:style-name="T46">cout &lt;&lt; </text:span>" ou Um" <text:span text:style-name="T46">&lt;&lt; endl</text:span>;</text:p>
                  <text:p text:style-name="P9"><text:s text:c="8"/><text:span text:style-name="T1">break</text:span>;</text:p>
                  <text:p text:style-name="P9"><text:s text:c="3"/><text:span text:style-name="T1">case</text:span> 2:</text:p>
                  <text:p text:style-name="P10"><text:s text:c="8"/><text:span text:style-name="T46">cout &lt;&lt; </text:span>"Dois" <text:span text:style-name="T46">&lt;&lt; endl</text:span>;</text:p>
                  <text:p text:style-name="P9"><text:s text:c="8"/><text:span text:style-name="T1">break</text:span>;</text:p>
                  <text:p text:style-name="P9"><text:s text:c="3"/><text:span text:style-name="T1">case</text:span> 3:</text:p>
                  <text:p text:style-name="P10"><text:s text:c="8"/><text:span text:style-name="T46">cout &lt;&lt; </text:span>"Tres" <text:span text:style-name="T46">&lt;&lt; endl</text:span>;</text:p>
                  <text:p text:style-name="P9"><text:s text:c="8"/>break;</text:p>
                  <text:p text:style-name="P9"><text:s text:c="3"/><text:span text:style-name="T1">default</text:span>:</text:p>
                  <text:p text:style-name="P10"><text:s text:c="8"/><text:span text:style-name="T46">cout &lt;&lt; </text:span>"Outro" <text:span text:style-name="T46">&lt;&lt; endl</text:span>;</text:p>
                  <text:p text:style-name="P9">}</text:p>
                </table:table-cell>
              </table:table-row>
            </table:table>
            <text:p text:style-name="P2"/>
            <text:p text:style-name="P51"/>
            <table:table table:name="Tabela2" table:style-name="Tabela2">
              <table:table-column table:style-name="Tabela2.A"/>
              <table:table-column table:style-name="Tabela2.B"/>
              <table:table-column table:style-name="Tabela2.C"/>
              <table:table-row>
                <table:table-cell table:style-name="Tabela2.A1" office:value-type="string">
                  <text:p text:style-name="P36">Comando e estruturas</text:p>
                </table:table-cell>
                <table:table-cell table:style-name="Tabela2.A1" office:value-type="string">
                  <text:p text:style-name="P37">Descrição</text:p>
                </table:table-cell>
                <table:table-cell table:style-name="Tabela2.C1" office:value-type="string">
                  <text:p text:style-name="P36">Exemplo</text:p>
                </table:table-cell>
              </table:table-row>
              <table:table-row>
                <table:table-cell table:style-name="Tabela2.A2" office:value-type="string">
                  <text:p text:style-name="P22">while</text:p>
                </table:table-cell>
                <table:table-cell table:style-name="Tabela2.A2" office:value-type="string">
                  <text:p text:style-name="P41">Laço com pré-teste</text:p>
                </table:table-cell>
                <table:table-cell table:style-name="Tabela2.C2" office:value-type="string">
                  <text:p text:style-name="P11">int i = 0;</text:p>
                  <text:p text:style-name="P11"><text:span text:style-name="T1">while</text:span> (i &lt; 10) {</text:p>
                  <text:p text:style-name="P11"><text:s text:c="3"/><text:span text:style-name="T47">cout &lt;&lt; i &lt;&lt; endl;</text:span></text:p>
                  <text:p text:style-name="P11"><text:s text:c="3"/>i++;</text:p>
                  <text:p text:style-name="P11">}</text:p>
                </table:table-cell>
              </table:table-row>
              <table:table-row>
                <table:table-cell table:style-name="Tabela2.A2" office:value-type="string">
                  <text:p text:style-name="P22">for</text:p>
                </table:table-cell>
                <table:table-cell table:style-name="Tabela2.A2" office:value-type="string">
                  <text:p text:style-name="P41">Laço com pré-teste</text:p>
                </table:table-cell>
                <table:table-cell table:style-name="Tabela2.C2" office:value-type="string">
                  <text:p text:style-name="P11">int v<text:span text:style-name="T44">[10]</text:span>;</text:p>
                  <text:p text:style-name="P11"><text:span text:style-name="T1">for</text:span> (i=0; i&lt;<text:span text:style-name="T44">10</text:span>; i++) {</text:p>
                  <text:p text:style-name="P11"><text:s text:c="3"/>v[i] = i+1;</text:p>
                  <text:p text:style-name="P11">}</text:p>
                </table:table-cell>
              </table:table-row>
              <table:table-row>
                <table:table-cell table:style-name="Tabela2.A2" office:value-type="string">
                  <text:p text:style-name="P22">do/while</text:p>
                </table:table-cell>
                <table:table-cell table:style-name="Tabela2.A2" office:value-type="string">
                  <text:p text:style-name="P41">Laço com pós-teste</text:p>
                </table:table-cell>
                <table:table-cell table:style-name="Tabela2.C2" office:value-type="string">
                  <text:p text:style-name="P11">i = 0;</text:p>
                  <text:p text:style-name="P11"><text:span text:style-name="T1">do</text:span> {</text:p>
                  <text:p text:style-name="P11"><text:s text:c="3"/><text:span text:style-name="T44">cout &lt;&lt; </text:span>i <text:span text:style-name="T44">&lt;&lt; endl</text:span>;</text:p>
                  <text:p text:style-name="P11"><text:s text:c="3"/>i++;</text:p>
                  <text:p text:style-name="P11">} <text:span text:style-name="T1">while</text:span> (i &lt; 10);</text:p>
                </table:table-cell>
              </table:table-row>
              <table:table-row>
                <table:table-cell table:style-name="Tabela2.A2" office:value-type="string">
                  <text:p text:style-name="P23">break</text:p>
                </table:table-cell>
                <table:table-cell table:style-name="Tabela2.A2" office:value-type="string">
                  <text:p text:style-name="P42">Saída de um <text:span text:style-name="T33">laço ou bloco</text:span></text:p>
                </table:table-cell>
                <table:table-cell table:style-name="Tabela2.C2" office:value-type="string">
                  <text:p text:style-name="P11"><text:span text:style-name="T7">for</text:span> (i=0; i&lt;<text:span text:style-name="T32">10</text:span>; i++) {</text:p>
                  <text:p text:style-name="P11"><text:s text:c="3"/><text:span text:style-name="T32">if (i==5)</text:span></text:p>
                  <text:p text:style-name="P11"><text:s text:c="6"/><text:span text:style-name="T3">break</text:span><text:span text:style-name="T32">;</text:span></text:p>
                  <text:p text:style-name="P11"><text:s text:c="3"/><text:span text:style-name="T45">cout &lt;&lt; i &lt;&lt; endl</text:span>;</text:p>
                  <text:p text:style-name="P19">}</text:p>
                </table:table-cell>
              </table:table-row>
              <table:table-row>
                <table:table-cell table:style-name="Tabela2.A2" office:value-type="string">
                  <text:p text:style-name="P23">continue</text:p>
                </table:table-cell>
                <table:table-cell table:style-name="Tabela2.A2" office:value-type="string">
                  <text:p text:style-name="P43">Vai para o próximo passo do laço</text:p>
                </table:table-cell>
                <table:table-cell table:style-name="Tabela2.C2" office:value-type="string">
                  <text:p text:style-name="P11"><text:span text:style-name="T7">for</text:span> (i=0; i&lt;<text:span text:style-name="T32">10</text:span>; i++) {</text:p>
                  <text:p text:style-name="P11"><text:s text:c="3"/><text:span text:style-name="T32">if (i==5)</text:span></text:p>
                  <text:p text:style-name="P11"><text:s text:c="6"/><text:span text:style-name="T3">continue</text:span><text:span text:style-name="T32">;</text:span></text:p>
                  <text:p text:style-name="P12"><text:s text:c="3"/><text:span text:style-name="T45">cout &lt;&lt; i &lt;&lt; endl</text:span>;</text:p>
                  <text:p text:style-name="P11">}</text:p>
                </table:table-cell>
              </table:table-row>
              <table:table-row>
                <table:table-cell table:style-name="Tabela2.A2" office:value-type="string">
                  <text:p text:style-name="P24">return</text:p>
                </table:table-cell>
                <table:table-cell table:style-name="Tabela2.A2" office:value-type="string">
                  <text:p text:style-name="P44">Retorno de método</text:p>
                </table:table-cell>
                <table:table-cell table:style-name="Tabela2.C2" office:value-type="string">
                  <text:p text:style-name="P13"><text:span text:style-name="T1">return</text:span>;</text:p>
                  <text:p text:style-name="P13"><text:span text:style-name="T1">return</text:span> a+b;</text:p>
                </table:table-cell>
              </table:table-row>
            </table:table>
            <text:p text:style-name="P45"/>
            <text:p text:style-name="P55">Entrada e Saída</text:p>
            <text:p text:style-name="P34">Inclusões:</text:p>
            <text:p text:style-name="P66"><text:span text:style-name="T43"><text:tab/></text:span>#include &lt;<text:span text:style-name="T42">iostream</text:span>&gt; // <text:span text:style-name="T42">para cout, cin</text:span></text:p>
            <text:p text:style-name="P5"><text:tab/>#include &lt;iomanip&gt; <text:s/>// para manipuladores de fluxos</text:p>
            <text:p text:style-name="P35">Entrada:</text:p>
            <text:p text:style-name="P17"><text:span text:style-name="T43"><text:tab/></text:span><text:span text:style-name="T42">cin &gt;&gt; x;</text:span></text:p>
            <text:p text:style-name="P35">Saída:</text:p>
            <text:p text:style-name="P16"><text:span text:style-name="T43"><text:tab/></text:span><text:span text:style-name="T42">cout &lt;&lt; x &lt;&lt; endl;</text:span></text:p>
            <text:p text:style-name="P34">Manipuladores de fluxos:</text:p>
            <text:p text:style-name="P32">- Para formatos de valores inteiros: <text:span text:style-name="T17">hex</text:span>, <text:span text:style-name="T17">oct</text:span>, <text:span text:style-name="T17">setbase</text:span></text:p>
            <text:p text:style-name="P32">- Para ponto flutuante: <text:span text:style-name="T17">fixed</text:span>, <text:span text:style-name="T30">setp</text:span><text:span text:style-name="T17">recision</text:span><text:span text:style-name="T30">(int p)</text:span></text:p>
            <text:p text:style-name="P32">- Definição de tamanho: <text:span text:style-name="T17">setw</text:span><text:span text:style-name="T30">(int w)</text:span></text:p>
            <text:p text:style-name="P33">- <text:span text:style-name="T48">Preenchimento</text:span>: <text:span text:style-name="T17">set</text:span><text:span text:style-name="T30">fill(char c)</text:span></text:p>
            <text:p text:style-name="P46"><text:span text:style-name="T43">- Alinhamento: </text:span><text:span text:style-name="T29">left</text:span><text:span text:style-name="T43">, </text:span><text:span text:style-name="T29">right</text:span></text:p>
            <text:p text:style-name="P45"/>
            <text:p text:style-name="P57">Ponteiros</text:p>
            <text:p text:style-name="P62"><text:span text:style-name="T49">Declarações</text:span>:</text:p>
            <text:p text:style-name="P67"><text:span text:style-name="T43"><text:tab/></text:span>in<text:span text:style-name="T49">t variavel; <text:s/>// armazena um valor/conteúdo</text:span></text:p>
            <text:p text:style-name="P67"><text:span text:style-name="T49"><text:tab/>int *ponteiro; // armazena o endereço de um valor/conteúdo</text:span></text:p>
            <text:p text:style-name="P67"><text:tab/><text:span text:style-name="T49">Classe objeto;</text:span></text:p>
            <text:p text:style-name="P67"><text:tab/><text:span text:style-name="T49">Classe *pObjeto; // pode receber o endereço de um objeto</text:span></text:p>
            <text:p text:style-name="P67"><text:tab/><text:tab/> <text:s text:c="6"/>// <text:s text:c="2"/><text:span text:style-name="T49">(um único ou um vetor de objetos)</text:span></text:p>
            <text:p text:style-name="P63"><text:span text:style-name="T13">Uso</text:span><text:span text:style-name="T7">:</text:span></text:p>
            <text:p text:style-name="P72"><text:tab/><text:span text:style-name="T49">ponteiro = <text:s/>&amp;variavel; <text:s/>// ponteiro aponta para variável ou</text:span></text:p>
            <text:p text:style-name="P72"><text:tab/><text:tab/><text:tab/>// <text:s text:c="2"/><text:span text:style-name="T49">ponteiro recebe endereço da variável</text:span></text:p>
            <text:p text:style-name="P72"><text:tab/><text:span text:style-name="T49">pObjeto = <text:s/>&amp;objeto;<text:tab/>// ponteiro aponta para <text:s/>o objeto ou</text:span></text:p>
            <text:p text:style-name="P72"><text:tab/><text:tab/><text:tab/>// <text:s text:c="2"/><text:span text:style-name="T49">ponteiro recebe endereço do objeto</text:span></text:p>
            <text:p text:style-name="P63"><text:span text:style-name="T13">Acesso</text:span><text:span text:style-name="T7">:</text:span></text:p>
            <text:p text:style-name="P67"><text:tab/><text:span text:style-name="T49">Classe o1; <text:s text:c="2"/>// o1 é um objeto</text:span></text:p>
            <text:p text:style-name="P67"><text:tab/><text:span text:style-name="T49">o1.metodo(); // chamada de um método de o1</text:span></text:p>
            <text:p text:style-name="P67"><text:tab/><text:span text:style-name="T49">Classe *o2 = new Classe(); // o2 aponta para novo objeto</text:span></text:p>
            <text:p text:style-name="P67"><text:tab/><text:span text:style-name="T49">o2-&gt;metodo(); <text:s text:c="13"/>// chamada de um método de o2</text:span></text:p>
            <text:p text:style-name="P67"><text:tab/><text:span text:style-name="T50">delete o2; <text:s text:c="16"/>// destrói o2</text:span></text:p>
            <text:p text:style-name="P67"><text:tab/><text:span text:style-name="T49">Classe *o3 = &amp;o1; <text:s text:c="9"/>// o3 aponta para o1</text:span></text:p>
            <text:p text:style-name="P67"><text:tab/><text:span text:style-name="T49">o3-&gt;metodo(); <text:s text:c="13"/>// chamada de um método de o1</text:span></text:p>
            <text:p text:style-name="P67"><text:span text:style-name="T49"><text:s text:c="37"/>// <text:s text:c="2"/>através de o3</text:span></text:p>
            <text:p text:style-name="P67"><text:tab/><text:span text:style-name="T50">Classe *o4 = nullptr; <text:s text:c="5"/>// o4 <text:s/>NÃO aponta para nada</text:span></text:p>
            <text:p text:style-name="P67"><text:tab/><text:span text:style-name="T49">int v = 10;<text:tab/>// v tem o valor 10</text:span></text:p>
            <text:p text:style-name="P67"><text:tab/><text:span text:style-name="T49">int *p = &amp;v;<text:tab/>// p aponta para v</text:span></text:p>
            <text:p text:style-name="P67"><text:tab/><text:span text:style-name="T49">cout &lt;&lt; p &lt;&lt; endl;<text:tab/>// imprime p (ou seja, um endereço)</text:span></text:p>
            <text:p text:style-name="P67"><text:tab/><text:span text:style-name="T49">cout &lt;&lt; *p &lt;&lt; endl;<text:tab/>// imprime o conteúdo de p (ou seja, 10)</text:span></text:p>
            <text:p text:style-name="P67"><text:tab/><text:span text:style-name="T50">int vet[10]; <text:s text:c="9"/>// vetor de 10 inteiros</text:span></text:p>
            <text:p text:style-name="P67"><text:tab/><text:span text:style-name="T50">int *pVet = &amp;vet[0]; <text:s/>// pVet aponta para o v[0]</text:span></text:p>
            <text:p text:style-name="P67"><text:tab/><text:span text:style-name="T50">++pVet; <text:s text:c="14"/>// pVet aponta agora para v[1]</text:span></text:p>
            <text:p text:style-name="P69"/>
            <text:p text:style-name="P69"/>
            <text:p text:style-name="P69"/>
            <text:p text:style-name="P69"/>
            <text:p text:style-name="P69"/>
            <text:p text:style-name="P69"/>
            <text:p text:style-name="P69"/>
            <text:p text:style-name="P69"/>
            <text:p text:style-name="P69"/>
            <text:p text:style-name="P69"/>
            <text:p text:style-name="P69"/>
            <text:p text:style-name="P56"><text:soft-page-break/>Classes e Objetos</text:p>
            <text:p text:style-name="P27"><text:span text:style-name="T10">Classe</text:span><text:span text:style-name="T9">:</text:span></text:p>
            <text:p text:style-name="P14"><text:tab/>class NomeDaClasse {</text:p>
            <text:p text:style-name="P14"><text:tab/> <text:s/>private:</text:p>
            <text:p text:style-name="P14"><text:tab/> <text:s text:c="3"/>// declaracao de variaveis de instancia e metodos</text:p>
            <text:p text:style-name="P14"><text:s text:c="12"/>protected:</text:p>
            <text:p text:style-name="P14"><text:tab/> <text:s text:c="3"/>// declaracao de variaveis de instancia e metodos</text:p>
            <text:p text:style-name="P14"><text:tab/> <text:s/>public: <text:s/></text:p>
            <text:p text:style-name="P14"><text:tab/> <text:s text:c="3"/>// declaracao ou implementacao de metodos</text:p>
            <text:p text:style-name="P14"><text:tab/>};</text:p>
            <text:p text:style-name="P27"><text:span text:style-name="T10">Para método implementados fora da classe, usar </text:span><text:span text:style-name="T19">NomeDaClasse::</text:span><text:span text:style-name="T10"> (ou seja, operador de escopo)</text:span><text:span text:style-name="T9">:</text:span></text:p>
            <text:p text:style-name="P18"><text:span text:style-name="T43"><text:tab/></text:span><text:span text:style-name="T42">string </text:span><text:span text:style-name="T4">NomeDaClasse::</text:span><text:span text:style-name="T42">obtemNome() { return nome; }</text:span></text:p>
            <text:p text:style-name="P27"><text:span text:style-name="T10">Construtores e destrutores são métodos especiais usados, respectivamente, para inicializar variáveis de instância (quando o objeto é criado) e para desalocar estruturas de dados (quando o objeto é destruído)</text:span><text:span text:style-name="T9">. </text:span><text:span text:style-name="T10">Ambos trazem o <text:s/>nome da classe e não possuem tipo de retorno.</text:span></text:p>
            <text:p text:style-name="P18"><text:span text:style-name="T43"><text:tab/></text:span><text:span text:style-name="T42">NomeDaClasse::NomeDaClasse() { /* ... */ } <text:s/>// Construtor</text:span></text:p>
            <text:p text:style-name="P18"><text:span text:style-name="T43"><text:tab/></text:span><text:span text:style-name="T42">NomeDaClasse::~NomeDaClasse() { /* ... */ } <text:s/>// Destrutor</text:span></text:p>
            <text:p text:style-name="P27"><text:span text:style-name="T10">Objetos</text:span><text:span text:style-name="T9">:</text:span></text:p>
            <text:p text:style-name="P27"><text:span text:style-name="T9"><text:tab/></text:span><text:span text:style-name="T20">// Aloca</text:span><text:span text:style-name="T21">cao</text:span><text:span text:style-name="T20"> no escopo atual</text:span></text:p>
            <text:p text:style-name="P18"><text:span text:style-name="T43"><text:tab/></text:span><text:span text:style-name="T42">NomeDaClasse nomeObjeto1;</text:span></text:p>
            <text:p text:style-name="P18"><text:span text:style-name="T43"><text:tab/></text:span><text:span text:style-name="T42">NomeDaClasse nomeObjeto2(a);</text:span></text:p>
            <text:p text:style-name="P27"><text:span text:style-name="T9"><text:tab/></text:span><text:span text:style-name="T20">// Aloca</text:span><text:span text:style-name="T21">cao</text:span><text:span text:style-name="T20"> </text:span><text:span text:style-name="T21">dinamica (</text:span><text:span text:style-name="T20">no </text:span><text:span text:style-name="T21">HEAP)</text:span></text:p>
            <text:p text:style-name="P18"><text:span text:style-name="T43"><text:tab/></text:span><text:span text:style-name="T42">NomeDaClasse nomeObjeto3 = new meu();</text:span></text:p>
            <text:p text:style-name="P18"><text:span text:style-name="T43"><text:tab/></text:span><text:span text:style-name="T42">NomeDaClasse nomeObjeto4 = new meu(a);</text:span></text:p>
            <text:p text:style-name="P27"><text:span text:style-name="T9"><text:tab/></text:span><text:span text:style-name="T20">// </text:span><text:span text:style-name="T21">Cuidado, pois eh um prototipo de funcao:</text:span></text:p>
            <text:p text:style-name="P18"><text:span text:style-name="T43"><text:tab/></text:span><text:span text:style-name="T42">NomeDaClasse nomeFuncao();</text:span></text:p>
            <text:p text:style-name="P45"/>
            <text:p text:style-name="P60"><text:span text:style-name="T37">Arquivos de Texto</text:span></text:p>
            <text:p text:style-name="P28"><text:span text:style-name="T11">Inclusões</text:span><text:span text:style-name="T9">:</text:span></text:p>
            <text:p text:style-name="P28"><text:span text:style-name="T9"><text:tab/></text:span><text:span text:style-name="T22">#include &lt;iostream&gt;</text:span></text:p>
            <text:p text:style-name="P28"><text:span text:style-name="T9"><text:tab/></text:span><text:span text:style-name="T22">#include &lt;fstream&gt;</text:span></text:p>
            <text:p text:style-name="P28"><text:span text:style-name="T11">Escrita</text:span><text:span text:style-name="T9">:</text:span></text:p>
            <text:p text:style-name="P28"><text:span text:style-name="T9"><text:tab/></text:span><text:span text:style-name="T22">ofstream arqsaida;</text:span></text:p>
            <text:p text:style-name="P28"><text:span text:style-name="T9"><text:tab/></text:span><text:span text:style-name="T22">arqsaida.open("teste.txt", ios::out);</text:span></text:p>
            <text:p text:style-name="P28"><text:span text:style-name="T9"><text:tab/></text:span><text:span text:style-name="T22">if (!arqsaida.is_open()) { cerr &lt;&lt; “ERRO” &lt;&lt; endl; exit(1); }</text:span></text:p>
            <text:p text:style-name="P28"><text:span text:style-name="T9"><text:tab/></text:span><text:span text:style-name="T22">arqsaida &lt;&lt; “CONTEUDO” &lt;&lt; end;</text:span></text:p>
            <text:p text:style-name="P28"><text:span text:style-name="T9"><text:tab/></text:span><text:span text:style-name="T22">if (arqsaida.fail()) { cerr &lt;&lt; “ERRO” &lt;&lt; endl; exit(1); }</text:span></text:p>
            <text:p text:style-name="P28"><text:span text:style-name="T9"><text:tab/></text:span><text:span text:style-name="T22">arqsaida.close();</text:span></text:p>
            <text:p text:style-name="P28"><text:span text:style-name="T11">Leitura</text:span><text:span text:style-name="T9">:</text:span></text:p>
            <text:p text:style-name="P28"><text:span text:style-name="T9"><text:tab/></text:span><text:span text:style-name="T22">ifstream arqsaida;</text:span></text:p>
            <text:p text:style-name="P28"><text:span text:style-name="T9"><text:tab/></text:span><text:span text:style-name="T22">arqent.open("teste.txt", ios::in);</text:span></text:p>
            <text:p text:style-name="P28"><text:span text:style-name="T9"><text:tab/></text:span><text:span text:style-name="T22">if (!arqent.is_open()) { cerr &lt;&lt; “ERRO” &lt;&lt; endl; exit(1); }</text:span></text:p>
            <text:p text:style-name="P28"><text:span text:style-name="T9"><text:tab/></text:span><text:span text:style-name="T22">string palavra;</text:span></text:p>
            <text:p text:style-name="P28"><text:span text:style-name="T9"><text:tab/></text:span><text:span text:style-name="T22">arqent &gt;&gt; palavra;</text:span></text:p>
            <text:p text:style-name="P28"><text:span text:style-name="T9"><text:tab/></text:span><text:span text:style-name="T22">// Leitura de </text:span><text:span text:style-name="T23">linha</text:span></text:p>
            <text:p text:style-name="P28"><text:span text:style-name="T9"><text:tab/></text:span><text:span text:style-name="T23">string linha;</text:span></text:p>
            <text:p text:style-name="P29"><text:span text:style-name="T9"><text:tab/></text:span><text:span text:style-name="T23">getline(arqent, linha);</text:span></text:p>
            <text:p text:style-name="P29"><text:span text:style-name="T9"><text:tab/></text:span><text:span text:style-name="T22">if (arq</text:span><text:span text:style-name="T23">ent</text:span><text:span text:style-name="T22">.fail()) { cerr &lt;&lt; “ERRO” &lt;&lt; endl; exit(1); }</text:span></text:p>
            <text:p text:style-name="P30"><text:span text:style-name="T9"><text:tab/></text:span><text:span text:style-name="T22">if (arq</text:span><text:span text:style-name="T23">ent</text:span><text:span text:style-name="T22">.</text:span><text:span text:style-name="T24">bad</text:span><text:span text:style-name="T22">()) { cerr &lt;&lt; “ERRO” &lt;&lt; endl; exit(1); }</text:span></text:p>
            <text:p text:style-name="P30"><text:span text:style-name="T9"><text:tab/></text:span><text:span text:style-name="T22">if (arq</text:span><text:span text:style-name="T23">ent</text:span><text:span text:style-name="T22">.</text:span><text:span text:style-name="T24">eof</text:span><text:span text:style-name="T22">()) { c</text:span><text:span text:style-name="T24">out</text:span><text:span text:style-name="T22"> &lt;&lt; “</text:span><text:span text:style-name="T24">FIM DE ARQUIVO</text:span><text:span text:style-name="T22">” &lt;&lt; endl; }</text:span></text:p>
            <text:p text:style-name="P30"><text:span text:style-name="T9"><text:tab/></text:span><text:span text:style-name="T22">if (arq</text:span><text:span text:style-name="T23">ent</text:span><text:span text:style-name="T22">.</text:span><text:span text:style-name="T23">good</text:span><text:span text:style-name="T22">()) { c</text:span><text:span text:style-name="T23">out</text:span><text:span text:style-name="T22"> &lt;&lt; “</text:span><text:span text:style-name="T24">TUDO CERTO</text:span><text:span text:style-name="T22">” &lt;&lt; endl; }</text:span></text:p>
            <text:p text:style-name="P29"><text:span text:style-name="T9"><text:tab/></text:span><text:span text:style-name="T22">arq</text:span><text:span text:style-name="T23">end</text:span><text:span text:style-name="T22">.close();</text:span></text:p>
            <text:p text:style-name="P70"/>
            <text:p text:style-name="P58">Sobrecarga de Operadores</text:p>
            <text:p text:style-name="P31"><text:span text:style-name="T12">Sobrecarga de operador unário com função (não definida na classe)</text:span><text:span text:style-name="T9">:</text:span></text:p>
            <text:p text:style-name="P31"><text:span text:style-name="T9"><text:tab/></text:span><text:span text:style-name="T25">void operator!(Ponto &amp;p) {</text:span></text:p>
            <text:p text:style-name="P31"><text:span text:style-name="T9"><text:tab/></text:span><text:span text:style-name="T25"> <text:s/>p.setX(0);</text:span></text:p>
            <text:p text:style-name="P31"><text:span text:style-name="T9"><text:tab/></text:span><text:span text:style-name="T25"> <text:s/>p.setY(0);</text:span></text:p>
            <text:p text:style-name="P31"><text:span text:style-name="T9"><text:tab/></text:span><text:span text:style-name="T25">}</text:span></text:p>
            <text:p text:style-name="P31"><text:span text:style-name="T12">Sobrecarga de operador unário com método (definido na própria classe)</text:span><text:span text:style-name="T9">:</text:span></text:p>
            <text:p text:style-name="P31"><text:span text:style-name="T9"><text:tab/></text:span><text:span text:style-name="T25">void operator!() {</text:span></text:p>
            <text:p text:style-name="P31"><text:span text:style-name="T9"><text:tab/></text:span><text:span text:style-name="T25"> <text:s/>this-&gt;x = 0;</text:span></text:p>
            <text:p text:style-name="P31"><text:span text:style-name="T9"><text:tab/></text:span><text:span text:style-name="T25"> <text:s/>this-&gt;y = 0;</text:span></text:p>
            <text:p text:style-name="P31"><text:span text:style-name="T9"><text:tab/></text:span><text:span text:style-name="T25">}</text:span></text:p>
            <text:p text:style-name="P31"><text:span text:style-name="T12">Sobrecarga de operador binário com função (não definida na classe)</text:span><text:span text:style-name="T9">:</text:span></text:p>
            <text:p text:style-name="P31"><text:span text:style-name="T9"><text:tab/></text:span><text:span text:style-name="T25">Ponto operator+(Ponto &amp;p1, Ponto &amp;p2) {</text:span></text:p>
            <text:p text:style-name="P31"><text:span text:style-name="T9"><text:tab/></text:span><text:span text:style-name="T25"> <text:s/>Ponto temp;</text:span></text:p>
            <text:p text:style-name="P31"><text:span text:style-name="T9"><text:tab/></text:span><text:span text:style-name="T25"> <text:s/>temp.setX(p1.getX()+p2.getX());</text:span></text:p>
            <text:p text:style-name="P31"><text:span text:style-name="T9"><text:tab/></text:span><text:span text:style-name="T25"> <text:s/>temp.setY(p1.getY()+p2.getY());</text:span></text:p>
            <text:p text:style-name="P31"><text:span text:style-name="T9"><text:tab/></text:span><text:span text:style-name="T25"> <text:s/>return temp;</text:span></text:p>
            <text:p text:style-name="P31"><text:span text:style-name="T9"><text:tab/></text:span><text:span text:style-name="T25">}</text:span></text:p>
            <text:p text:style-name="P31"><text:span text:style-name="T12">Sobrecarga de operador binário com método (definido na própria classe)</text:span><text:span text:style-name="T9">:</text:span></text:p>
            <text:p text:style-name="P31"><text:span text:style-name="T9"><text:tab/></text:span><text:span text:style-name="T25">Ponto operator+(Ponto &amp;p) {</text:span></text:p>
            <text:p text:style-name="P31"><text:span text:style-name="T9"><text:tab/></text:span><text:span text:style-name="T25"> <text:s/>Ponto temp;</text:span></text:p>
            <text:p text:style-name="P31"><text:span text:style-name="T9"><text:tab/></text:span><text:span text:style-name="T25"> <text:s/>temp.setX(p.getX()+this-&gt;x);</text:span></text:p>
            <text:p text:style-name="P31"><text:span text:style-name="T9"><text:tab/></text:span><text:span text:style-name="T25"> <text:s/>temp.setY(p.getY()+this-&gt;y);</text:span></text:p>
            <text:p text:style-name="P31"><text:span text:style-name="T9"><text:tab/></text:span><text:span text:style-name="T25"> <text:s/>return temp;</text:span></text:p>
            <text:p text:style-name="P31"><text:span text:style-name="T9"><text:tab/></text:span><text:span text:style-name="T25">}</text:span></text:p>
            <text:p text:style-name="P71"/>
            <text:p text:style-name="P59">Herança</text:p>
            <text:p text:style-name="P64"><text:span text:style-name="T14">Classe Base</text:span><text:span text:style-name="T9">:</text:span></text:p>
            <text:p text:style-name="P64"><text:span text:style-name="T9"><text:tab/></text:span><text:span text:style-name="T26">class Base {</text:span></text:p>
            <text:p text:style-name="P64"><text:span text:style-name="T26"><text:tab/>private:</text:span></text:p>
            <text:p text:style-name="P64"><text:span text:style-name="T26"><text:tab/><text:tab/>// variáveis de instância e métodos</text:span></text:p>
            <text:p text:style-name="P64"><text:span text:style-name="T26"><text:tab/>protected:</text:span></text:p>
            <text:p text:style-name="P64"><text:span text:style-name="T26"><text:tab/><text:tab/>// variáveis de instância e métodos herdados</text:span></text:p>
            <text:p text:style-name="P64"><text:span text:style-name="T26"><text:tab/>public:</text:span></text:p>
            <text:p text:style-name="P64"><text:span text:style-name="T26"><text:tab/><text:tab/>// </text:span><text:span text:style-name="T27">construtor(es)</text:span></text:p>
            <text:p text:style-name="P64"><text:span text:style-name="T26"><text:tab/><text:tab/>// métodos da interface pública</text:span></text:p>
            <text:p text:style-name="P64"><text:span text:style-name="T26"><text:tab/>}</text:span></text:p>
            <text:p text:style-name="P64"><text:span text:style-name="T26"><text:tab/></text:span></text:p>
            <text:p text:style-name="P64"><text:span text:style-name="T14">Classe Derivada</text:span><text:span text:style-name="T9">:</text:span></text:p>
            <text:p text:style-name="P64"><text:span text:style-name="T9"><text:tab/></text:span><text:span text:style-name="T26">class </text:span><text:span text:style-name="T27">Derivada : /* </text:span><text:span text:style-name="T28">private, protected, private */</text:span><text:span text:style-name="T27"> Base</text:span><text:span text:style-name="T26"> {</text:span></text:p>
            <text:p text:style-name="P64"><text:span text:style-name="T26"><text:tab/><text:tab/>// </text:span><text:span text:style-name="T28">outros membros...</text:span></text:p>
            <text:p text:style-name="P64"><text:span text:style-name="T26"><text:tab/>}</text:span></text:p>
            <text:p text:style-name="P64"><text:span text:style-name="T26"/></text:p>
            <text:p text:style-name="P65"><text:span text:style-name="T15">Sintaxe para construtor/métod da Derivada chamar o construtor/método da Base</text:span><text:span text:style-name="T9">:</text:span></text:p>
            <text:p text:style-name="P65"><text:span text:style-name="T9"><text:tab/></text:span><text:span text:style-name="T26">class Base {</text:span></text:p>
            <text:p text:style-name="P65"><text:span text:style-name="T26"><text:tab/>public:</text:span></text:p>
            <text:p text:style-name="P65"><text:span text:style-name="T26"><text:tab/><text:tab/></text:span><text:span text:style-name="T28">Base(int b) {}</text:span></text:p>
            <text:p text:style-name="P65"><text:span text:style-name="T28"><text:tab/><text:tab/>void funcao() {}</text:span></text:p>
            <text:p text:style-name="P65"><text:span text:style-name="T26"><text:tab/>}</text:span></text:p>
            <text:p text:style-name="P65"><text:span text:style-name="T9"><text:tab/></text:span><text:span text:style-name="T26">class </text:span><text:span text:style-name="T27">Derivada : </text:span><text:span text:style-name="T28">public</text:span><text:span text:style-name="T27"> Base</text:span><text:span text:style-name="T26"> {</text:span></text:p>
            <text:p text:style-name="P65"><text:span text:style-name="T26"><text:tab/></text:span><text:span text:style-name="T28">public:</text:span></text:p>
            <text:p text:style-name="P65"><text:span text:style-name="T28"><text:tab/><text:tab/>Derivada(int d):Base(d) {}</text:span></text:p>
            <text:p text:style-name="P65"><text:span text:style-name="T28"><text:tab/><text:tab/>void funcao() {</text:span></text:p>
            <text:p text:style-name="P65"><text:span text:style-name="T28"><text:tab/><text:tab/><text:tab/>Base::funcao();</text:span></text:p>
            <text:p text:style-name="P65"><text:span text:style-name="T28"><text:tab/><text:tab/>}</text:span></text:p>
            <text:p text:style-name="P65"><text:span text:style-name="T26"><text:tab/>}</text:span></text:p>
            <text:p text:style-name="P65"><text:span text:style-name="T26"/></text:p>
            <text:p text:style-name="P65"><text:span text:style-name="T26"/></text:p>
          </text:section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Arial3" svg:font-family="Arial"/>
    <style:font-face style:name="Courier 10 Pitch2" svg:font-family="'Courier 10 Pitch'"/>
    <style:font-face style:name="OpenSymbol" svg:font-family="OpenSymbol"/>
    <style:font-face style:name="Times1" svg:font-family="Times" style:font-adornments="Italic" style:font-family-generic="roman"/>
    <style:font-face style:name="Times2" svg:font-family="Times" style:font-adornments="Regular" style:font-family-generic="roman"/>
    <style:font-face style:name="Arial1" svg:font-family="Arial" style:font-adornments="Bold" style:font-family-generic="swiss"/>
    <style:font-face style:name="Arial2" svg:font-family="Arial" style:font-adornments="Regular" style:font-family-generic="swiss"/>
    <style:font-face style:name="Courier 10 Pitch1" svg:font-family="'Courier 10 Pitch'" style:font-pitch="fixed"/>
    <style:font-face style:name="Courier 10 Pitch" svg:font-family="'Courier 10 Pitch'" style:font-adornments="Regular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Times" svg:font-family="Times" style:font-adornments="Roman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8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_20_indent" style:display-name="Text body indent" style:family="paragraph" style:parent-style-name="Standard" style:class="text">
      <style:paragraph-properties fo:text-align="justify" style:justify-single-word="false"/>
      <style:text-properties fo:font-size="12pt" style:font-size-asian="12pt"/>
    </style:style>
    <style:style style:name="Heading_20_6" style:display-name="Heading 6" style:family="paragraph" style:parent-style-name="Standard" style:next-style-name="Standard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size="12pt" fo:font-weight="bold" style:font-size-asian="12pt" style:font-weight-asian="bold"/>
    </style:style>
    <style:style style:name="Heading_20_1" style:display-name="Heading 1" style:family="paragraph" style:parent-style-name="Standard" style:next-style-name="Standard" style:class="text">
      <style:paragraph-properties fo:keep-with-next="always"/>
      <style:text-properties style:font-name="Arial" fo:font-family="Arial" style:font-family-generic="swiss" style:font-pitch="variable" fo:font-size="12pt" style:font-size-asian="12pt"/>
    </style:style>
    <style:style style:name="Concursos_3a_título_3a_0" style:display-name="Concursos:título:0" style:family="paragraph" style:parent-style-name="Standard" style:master-page-name="">
      <style:paragraph-properties fo:margin-top="0.203cm" fo:margin-bottom="0.203cm" loext:contextual-spacing="false" fo:text-align="center" style:justify-single-word="false" style:page-number="auto"/>
      <style:text-properties style:font-name="Arial1" fo:font-family="Arial" style:font-style-name="Bold" style:font-family-generic="swiss" fo:font-size="16pt" fo:font-weight="bold" style:font-size-asian="10.5pt"/>
    </style:style>
    <style:style style:name="Concursos_3a_lei_3a_parágrafo" style:display-name="Concursos:lei:parágrafo" style:family="paragraph" style:parent-style-name="Text_20_body">
      <style:paragraph-properties fo:margin-left="0cm" fo:margin-right="0cm" fo:margin-top="0.203cm" fo:margin-bottom="0cm" loext:contextual-spacing="false" fo:line-height="100%" fo:text-align="justify" style:justify-single-word="false" fo:text-indent="0cm" style:auto-text-indent="false"/>
      <style:text-properties style:font-name="Arial2" fo:font-family="Arial" style:font-style-name="Regular" style:font-family-generic="swiss" fo:font-size="8pt" style:font-size-asian="10.5pt"/>
    </style:style>
    <style:style style:name="Concursos_3a_lei_3a_título" style:display-name="Concursos:lei:título" style:family="paragraph" style:parent-style-name="Text_20_body">
      <style:paragraph-properties fo:margin-left="0cm" fo:margin-right="0cm" fo:margin-top="0.203cm" fo:margin-bottom="0cm" loext:contextual-spacing="false" fo:line-height="100%" fo:text-align="center" style:justify-single-word="false" fo:text-indent="0cm" style:auto-text-indent="false"/>
      <style:text-properties style:font-name="Arial3" fo:font-family="Arial" fo:font-size="8pt" fo:font-weight="bold" style:font-size-asian="8pt" style:font-size-complex="8pt"/>
    </style:style>
    <style:style style:name="Concursos_3a_lei_3a_artigo" style:display-name="Concursos:lei:artigo" style:family="paragraph" style:parent-style-name="Text_20_body">
      <style:paragraph-properties fo:margin-left="0cm" fo:margin-right="0cm" fo:margin-top="0.203cm" fo:margin-bottom="0cm" loext:contextual-spacing="false" fo:line-height="100%" fo:text-align="justify" style:justify-single-word="false" fo:text-indent="0cm" style:auto-text-indent="false"/>
      <style:text-properties style:font-name="Arial2" fo:font-family="Arial" style:font-style-name="Regular" style:font-family-generic="swiss" fo:font-size="8pt" style:font-size-asian="8pt" style:font-size-complex="8pt"/>
    </style:style>
    <style:style style:name="Concursos_3a_lei_3a_inciso" style:display-name="Concursos:lei:inciso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Arial2" fo:font-family="Arial" style:font-style-name="Regular" style:font-family-generic="swiss" fo:font-size="8pt" style:font-size-asian="8pt" style:font-size-complex="8pt"/>
    </style:style>
    <style:style style:name="Concursos_3a_título" style:display-name="Concursos:título" style:family="paragraph" style:parent-style-name="Concursos_3a_lei_3a_título"/>
    <style:style style:name="Concursos_3a_artigo" style:display-name="Concursos:artigo" style:family="paragraph" style:parent-style-name="Concursos_3a_lei_3a_artigo"/>
    <style:style style:name="Concursos_3a_texto" style:display-name="Concursos:texto" style:family="paragraph">
      <style:paragraph-properties fo:margin-left="0cm" fo:margin-right="0cm" fo:margin-top="0.203cm" fo:margin-bottom="0cm" loext:contextual-spacing="false" fo:text-align="justify" style:justify-single-word="false" fo:text-indent="0.635cm" style:auto-text-indent="false"/>
      <style:text-properties style:font-name="Times1" fo:font-family="Times" style:font-style-name="Italic" style:font-family-generic="roman" fo:font-size="8pt" fo:font-style="italic" style:font-size-asian="10.5pt"/>
    </style:style>
    <style:style style:name="Concursos_3a_atenção" style:display-name="Concursos:atenção" style:family="paragraph" style:parent-style-name="Standard" style:list-style-name="">
      <style:paragraph-properties fo:margin-left="1.27cm" fo:margin-right="0cm" fo:margin-top="0.203cm" fo:margin-bottom="0cm" loext:contextual-spacing="false" fo:line-height="100%" fo:text-align="justify" style:justify-single-word="false" fo:text-indent="-1.27cm" style:auto-text-indent="false">
        <style:tab-stops/>
      </style:paragraph-properties>
      <style:text-properties style:font-name="Times" fo:font-family="Times" style:font-style-name="Roman" style:font-family-generic="roman" style:font-pitch="variable" fo:font-size="8pt" fo:font-weight="normal" style:font-size-asian="12pt"/>
    </style:style>
    <style:style style:name="Concursos_3a_título_3a_1" style:display-name="Concursos:título:1" style:family="paragraph" style:parent-style-name="Concursos_3a_título_3a_0" style:next-style-name="Concursos_3a_parágrafo">
      <loext:graphic-properties draw:fill="solid" draw:fill-color="#ff00ff" draw:opacity="100%"/>
      <style:paragraph-properties fo:margin-top="0.406cm" fo:margin-bottom="0cm" loext:contextual-spacing="false" fo:background-color="#ff00ff"/>
      <style:text-properties fo:font-size="10pt" fo:font-weight="bold" style:font-size-asian="8pt" style:font-size-complex="8pt"/>
    </style:style>
    <style:style style:name="Concursos_3a_parágrafo" style:display-name="Concursos:parágrafo" style:family="paragraph">
      <style:paragraph-properties fo:margin-left="0cm" fo:margin-right="0cm" fo:margin-top="0.203cm" fo:margin-bottom="0cm" loext:contextual-spacing="false" fo:text-align="justify" style:justify-single-word="false" fo:text-indent="0.635cm" style:auto-text-indent="false"/>
      <style:text-properties style:font-name="Times2" fo:font-family="Times" style:font-style-name="Regular" style:font-family-generic="roman" fo:font-size="8pt" fo:font-style="normal" style:font-size-asian="10.5pt" style:font-style-asian="italic" style:font-weight-asian="normal" style:font-style-complex="italic" style:font-weight-complex="normal"/>
    </style:style>
    <style:style style:name="Concursos_3a_título_3a_2" style:display-name="Concursos:título:2" style:family="paragraph" style:parent-style-name="Concursos_3a_título_3a_1" style:next-style-name="Concursos_3a_parágrafo">
      <loext:graphic-properties draw:fill="none" draw:fill-color="#99ccff"/>
      <style:paragraph-properties fo:text-align="start" style:justify-single-word="false" fo:background-color="transparent"/>
      <style:text-properties fo:font-size="9pt"/>
    </style:style>
    <style:style style:name="Concursos_3a_item" style:display-name="Concursos:item" style:family="paragraph" style:parent-style-name="Concursos_3a_parágrafo" style:list-style-name="Concurso_3a_item">
      <style:paragraph-properties fo:margin-left="1.016cm" fo:margin-right="0cm" fo:margin-top="0cm" fo:margin-bottom="0cm" loext:contextual-spacing="false" fo:text-indent="-0.381cm" style:auto-text-indent="false">
        <style:tab-stops/>
      </style:paragraph-properties>
      <style:text-properties style:font-size-asian="10.5pt" style:font-weight-asian="normal" style:font-weight-complex="normal"/>
    </style:style>
    <style:style style:name="Concursos_3a_título_3a_3" style:display-name="Concursos:título:3" style:family="paragraph" style:parent-style-name="Concursos_3a_título_3a_2" style:next-style-name="Concursos_3a_parágrafo">
      <loext:graphic-properties draw:fill="none" draw:fill-color="#99ccff"/>
      <style:paragraph-properties fo:background-color="transparent"/>
      <style:text-properties fo:font-size="8pt" fo:font-style="italic"/>
    </style:style>
    <style:style style:name="Concursos_3a_figura" style:display-name="Concursos:figura" style:family="paragraph" style:parent-style-name="Concursos_3a_parágrafo">
      <style:paragraph-properties fo:margin-left="0cm" fo:margin-right="0cm" fo:margin-top="0.203cm" fo:margin-bottom="0.203cm" loext:contextual-spacing="false" fo:text-align="center" style:justify-single-word="false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cursos_3a_questao" style:display-name="Concursos:questao" style:family="paragraph" style:parent-style-name="Standard" style:next-style-name="Concursos_3a_subquestao" style:list-style-name="Concursos_3a_num_5f_questoes">
      <loext:graphic-properties draw:fill="none" draw:fill-color="#99ccff"/>
      <style:paragraph-properties fo:margin-left="0cm" fo:margin-right="0cm" fo:margin-top="0.203cm" fo:margin-bottom="0cm" loext:contextual-spacing="false" fo:line-height="100%" fo:text-align="justify" style:justify-single-word="false" fo:text-indent="0cm" style:auto-text-indent="false" fo:background-color="transparent">
        <style:tab-stops/>
      </style:paragraph-properties>
      <style:text-properties style:font-name="Times" fo:font-family="Times" style:font-style-name="Roman" style:font-family-generic="roman" style:font-pitch="variable" fo:font-size="8pt" fo:font-weight="normal" style:font-size-asian="12pt"/>
    </style:style>
    <style:style style:name="Concursos_3a_subquestao" style:display-name="Concursos:subquestao" style:family="paragraph">
      <loext:graphic-properties draw:fill="none" draw:fill-color="#99ccff"/>
      <style:paragraph-properties fo:margin-left="1.27cm" fo:margin-right="0cm" fo:margin-top="0cm" fo:margin-bottom="0cm" loext:contextual-spacing="false" fo:text-align="justify" style:justify-single-word="false" fo:text-indent="-0.635cm" style:auto-text-indent="false" fo:background-color="transparent">
        <style:tab-stops/>
      </style:paragraph-properties>
      <style:text-properties style:font-name="Times2" fo:font-family="Times" style:font-style-name="Regular" style:font-family-generic="roman" fo:font-size="8pt" fo:language="pt" fo:country="BR" style:font-size-asian="10.5pt" style:language-asian="pt" style:country-asian="BR"/>
    </style:style>
    <style:style style:name="Concursos_3a_questao-continuacao" style:display-name="Concursos:questao-continuacao" style:family="paragraph" style:parent-style-name="Concursos_3a_questao" style:next-style-name="Concursos_3a_subquestao" style:list-style-name="">
      <loext:graphic-properties draw:fill="none" draw:fill-color="#99ccff"/>
      <style:paragraph-properties fo:margin-left="0.635cm" fo:margin-right="0cm" fo:margin-top="0cm" fo:margin-bottom="0cm" loext:contextual-spacing="false" fo:text-indent="0cm" style:auto-text-indent="false" fo:background-color="transparent"/>
    </style:style>
    <style:style style:name="Concursos_3a_resposta" style:display-name="Concursos:resposta" style:family="paragraph" style:next-style-name="Concursos_3a_resposta_3a_explicação" style:list-style-name="Concursos_3a_num_5f_respostas">
      <loext:graphic-properties draw:fill="none" draw:fill-color="#99ccff"/>
      <style:paragraph-properties fo:margin-left="0.635cm" fo:margin-right="0cm" fo:margin-top="0cm" fo:margin-bottom="0cm" loext:contextual-spacing="false" fo:text-align="justify" style:justify-single-word="false" fo:text-indent="-0.635cm" style:auto-text-indent="false" fo:background-color="transparent">
        <style:tab-stops/>
      </style:paragraph-properties>
      <style:text-properties fo:font-variant="normal" fo:text-transform="none" fo:color="#ff00ff" style:font-name="Times2" fo:font-family="Times" style:font-style-name="Regular" style:font-family-generic="roman" fo:font-size="8pt" fo:font-style="italic" style:font-size-asian="8pt" style:font-size-complex="8pt"/>
    </style:style>
    <style:style style:name="Concursos_3a_resposta_3a_explicação" style:display-name="Concursos:resposta:explicação" style:family="paragraph" style:parent-style-name="Concursos_3a_resposta" style:list-style-name="">
      <loext:graphic-properties draw:fill="none" draw:fill-color="#99ccff"/>
      <style:paragraph-properties fo:margin-left="0cm" fo:margin-right="0cm" fo:margin-top="0cm" fo:margin-bottom="0cm" loext:contextual-spacing="false" fo:text-indent="0cm" style:auto-text-indent="false" fo:background-color="transparent"/>
      <style:text-properties fo:color="#ff00ff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loext:contextual-spacing="false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486cm" style:type="center"/>
          <style:tab-stop style:position="18.974cm" style:type="right"/>
        </style:tab-stops>
      </style:paragraph-properties>
      <style:text-properties style:font-name="Arial2" fo:font-family="Arial" style:font-style-name="Regular" style:font-family-generic="swiss" fo:font-size="8pt" style:font-size-asian="10.5pt"/>
    </style:style>
    <style:style style:name="Concursos_3a_fonte" style:display-name="Concursos:fonte" style:family="paragraph" style:parent-style-name="Concursos_3a_texto">
      <style:paragraph-properties fo:margin-left="0cm" fo:margin-right="0cm" fo:margin-top="0.203cm" fo:margin-bottom="0.406cm" loext:contextual-spacing="false" fo:text-align="end" style:justify-single-word="false" fo:text-indent="0cm" style:auto-text-indent="false"/>
    </style:style>
    <style:style style:name="Concursos_3a_código" style:display-name="Concursos:código" style:family="paragraph" style:parent-style-name="Concursos_3a_parágrafo" style:master-page-name="">
      <style:paragraph-properties fo:margin-left="0cm" fo:margin-right="0cm" fo:margin-top="0cm" fo:margin-bottom="0cm" loext:contextual-spacing="false" fo:text-align="start" style:justify-single-word="false" fo:text-indent="0cm" style:auto-text-indent="false" style:page-number="auto" fo:padding="0.049cm" fo:border="0.06pt solid #000000" style:shadow="none"/>
      <style:text-properties style:font-name="Courier 10 Pitch" fo:font-family="'Courier 10 Pitch'" style:font-style-name="Regular" style:font-pitch="fixed" fo:font-size="7pt" style:font-size-asian="10.5pt" style:font-weight-asian="normal" style:font-weight-complex="norm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WW8Num63z0" style:family="text">
      <style:text-properties style:font-name="Symbol" fo:font-family="Symbol" style:font-family-generic="roman" style:font-pitch="variable" style:font-charset="x-symbo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Zeichenforma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fo:text-indent="0.635cm" fo:margin-left="-0.635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</text:list-style>
    <text:list-style style:name="WW8Num63" text:consecutive-numbering="true">
      <text:list-level-style-bullet text:level="1" text:style-name="WW8Num63z0" text:bullet-char="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Concurso_3a_item" style:display-name="Concurso:item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381cm" fo:margin-left="0.381cm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Concursos_3a_num_5f_questoes" style:display-name="Concursos:num_questoes" text:consecutive-numbering="true">
      <text:list-level-style-number text:level="1" text:style-name="Zeichenformat" style:num-suffix="." style:num-format="1">
        <style:list-level-properties text:min-label-width="0.635cm"/>
      </text:list-level-style-number>
      <text:list-level-style-number text:level="2" text:style-name="Zeichenformat" style:num-suffix="." style:num-format="1">
        <style:list-level-properties text:min-label-width="0.635cm" text:min-label-distance="0.762cm"/>
      </text:list-level-style-number>
      <text:list-level-style-number text:level="3" text:style-name="Zeichenformat" style:num-suffix="." style:num-format="1">
        <style:list-level-properties text:min-label-width="0.635cm" text:min-label-distance="0.762cm"/>
      </text:list-level-style-number>
      <text:list-level-style-number text:level="4" text:style-name="Zeichenformat" style:num-suffix="." style:num-format="1">
        <style:list-level-properties text:min-label-width="0.635cm" text:min-label-distance="0.762cm"/>
      </text:list-level-style-number>
      <text:list-level-style-number text:level="5" text:style-name="Zeichenformat" style:num-suffix="." style:num-format="1">
        <style:list-level-properties text:min-label-width="0.635cm" text:min-label-distance="0.762cm"/>
      </text:list-level-style-number>
      <text:list-level-style-number text:level="6" text:style-name="Zeichenformat" style:num-suffix="." style:num-format="1">
        <style:list-level-properties text:min-label-width="0.635cm" text:min-label-distance="0.762cm"/>
      </text:list-level-style-number>
      <text:list-level-style-number text:level="7" text:style-name="Zeichenformat" style:num-suffix="." style:num-format="1">
        <style:list-level-properties text:min-label-width="0.635cm" text:min-label-distance="0.762cm"/>
      </text:list-level-style-number>
      <text:list-level-style-number text:level="8" text:style-name="Zeichenformat" style:num-suffix="." style:num-format="1">
        <style:list-level-properties text:min-label-width="0.635cm" text:min-label-distance="0.762cm"/>
      </text:list-level-style-number>
      <text:list-level-style-number text:level="9" text:style-name="Zeichenformat" style:num-suffix="." style:num-format="1">
        <style:list-level-properties text:min-label-width="0.635cm" text:min-label-distance="0.762cm"/>
      </text:list-level-style-number>
      <text:list-level-style-number text:level="10" text:style-name="Zeichenformat" style:num-suffix="." style:num-format="1">
        <style:list-level-properties text:min-label-width="0.635cm" text:min-label-distance="0.762cm"/>
      </text:list-level-style-number>
    </text:list-style>
    <text:list-style style:name="Concursos_3a_num_5f_respostas" style:display-name="Concursos:num_respostas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0.63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0.6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0.63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0.6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0.63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0.63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0.63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0.6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fo:text-indent="0.63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6cm" fo:page-height="29.693cm" style:num-format="1" style:print-orientation="portrait" fo:margin-top="1.016cm" fo:margin-bottom="1.016cm" fo:margin-left="1.016cm" fo:margin-right="1.01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254cm" fo:margin-left="0cm" fo:margin-right="0cm" fo:margin-top="0.127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2-16T21:17:37</meta:creation-date>
    <dc:date>2023-06-19T20:39:53.687811778</dc:date>
    <meta:editing-duration>P12DT19H35M12S</meta:editing-duration>
    <meta:editing-cycles>470</meta:editing-cycles>
    <meta:generator>LibreOffice/6.1.5.2$Linux_X86_64 LibreOffice_project/10$Build-2</meta:generator>
    <meta:print-date>2010-04-12T11:33:59</meta:print-date>
    <meta:document-statistic meta:table-count="2" meta:image-count="0" meta:object-count="0" meta:page-count="2" meta:paragraph-count="284" meta:word-count="1185" meta:character-count="7273" meta:non-whitespace-character-count="5890"/>
    <meta:user-defined meta:name="Info 1"/>
    <meta:user-defined meta:name="Info 2"/>
    <meta:user-defined meta:name="Info 3"/>
    <meta:user-defined meta:name="Info 4"/>
  </office:meta>
</office:document-meta>
</file>